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21df4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fo:font-weight="bold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paragraph-rsid="000fd8e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paragraph-rsid="00021df4" style:font-weight-asian="bold" style:font-weight-complex="bold"/>
    </style:style>
    <style:style style:name="P6" style:family="paragraph" style:parent-style-name="Standard">
      <style:text-properties fo:color="#c9211e" loext:opacity="100%" style:text-underline-style="none" fo:font-weight="normal" style:font-weight-asian="normal" style:font-weight-complex="normal"/>
    </style:style>
    <style:style style:name="P7" style:family="paragraph" style:parent-style-name="Standard">
      <style:text-properties fo:color="#c9211e" loext:opacity="100%" fo:font-weight="normal" style:font-weight-asian="normal" style:font-weight-complex="normal"/>
    </style:style>
    <style:style style:name="P8" style:family="paragraph" style:parent-style-name="Standard">
      <style:text-properties fo:color="#c9211e" loext:opacity="100%" officeooo:paragraph-rsid="00021df4"/>
    </style:style>
    <style:style style:name="P9" style:family="paragraph" style:parent-style-name="Standard">
      <style:text-properties officeooo:paragraph-rsid="000fd8ed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officeooo:paragraph-rsid="000fd8e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officeooo:rsid="000fd8ed"/>
    </style:style>
    <style:style style:name="T4" style:family="text">
      <style:text-properties fo:color="#c9211e" loext:opacity="100%"/>
    </style:style>
    <style:style style:name="T5" style:family="text">
      <style:text-properties officeooo:rsid="0021da74"/>
    </style:style>
    <style:style style:name="T6" style:family="text">
      <style:text-properties officeooo:rsid="00220b7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a xlink:type="simple" xlink:href="#__RefHeading___Toc3818_495961684" text:style-name="Index_20_Link" text:visited-style-name="Index_20_Link">1. В соответствии с действующим законодательством оружие это:<text:tab/>4</text:a></text:p>
          <text:p text:style-name="P10"><text:a xlink:type="simple" xlink:href="#__RefHeading___Toc3820_495961684" text:style-name="Index_20_Link" text:visited-style-name="Index_20_Link">2. В соответствии с действующим законодательством огнестрельное оружие это:<text:tab/>4</text:a></text:p>
          <text:p text:style-name="P10"><text:a xlink:type="simple" xlink:href="#__RefHeading___Toc3822_495961684" text:style-name="Index_20_Link" text:visited-style-name="Index_20_Link">3. В соответствии с действующим законодательством к основным частям огнестрельного оружия относятся:<text:tab/>4</text:a></text:p>
          <text:p text:style-name="P10"><text:a xlink:type="simple" xlink:href="#__RefHeading___Toc3824_495961684" text:style-name="Index_20_Link" text:visited-style-name="Index_20_Link">4. В соответствии с действующим законодательством холодное оружие это:<text:tab/>4</text:a></text:p>
          <text:p text:style-name="P10"><text:a xlink:type="simple" xlink:href="#__RefHeading___Toc3826_495961684" text:style-name="Index_20_Link" text:visited-style-name="Index_20_Link">5. В соответствии с действующим законодательством метательное оружие это:<text:tab/>4</text:a></text:p>
          <text:p text:style-name="P10"><text:a xlink:type="simple" xlink:href="#__RefHeading___Toc3828_495961684" text:style-name="Index_20_Link" text:visited-style-name="Index_20_Link">6. В соответствии с действующим законодательством пневматическое оружие это:<text:tab/>5</text:a></text:p>
          <text:p text:style-name="P10"><text:a xlink:type="simple" xlink:href="#__RefHeading___Toc3830_495961684" text:style-name="Index_20_Link" text:visited-style-name="Index_20_Link">В соответствии с действующим законодательством газовое оружие это:<text:tab/>5</text:a></text:p>
          <text:p text:style-name="P10"><text:a xlink:type="simple" xlink:href="#__RefHeading___Toc3832_495961684" text:style-name="Index_20_Link" text:visited-style-name="Index_20_Link">В соответствии с действующим законодательством боеприпасы это:<text:tab/>5</text:a></text:p>
          <text:p text:style-name="P10"><text:a xlink:type="simple" xlink:href="#__RefHeading___Toc3834_495961684" text:style-name="Index_20_Link" text:visited-style-name="Index_20_Link">В соответствии с действующим законодательством патрон это:<text:tab/>5</text:a></text:p>
          <text:p text:style-name="P10"><text:a xlink:type="simple" xlink:href="#__RefHeading___Toc3836_495961684" text:style-name="Index_20_Link" text:visited-style-name="Index_20_Link">В соответствии с действующим законодательством сигнальное оружие это:<text:tab/>5</text:a></text:p>
          <text:p text:style-name="P10"><text:a xlink:type="simple" xlink:href="#__RefHeading___Toc3838_495961684" text:style-name="Index_20_Link" text:visited-style-name="Index_20_Link">В соответствии с действующим законодательством оборот оружия и основных частей огнестрельного оружия в Российской Федерации это:<text:tab/>6</text:a></text:p>
          <text:p text:style-name="P10"><text:a xlink:type="simple" xlink:href="#__RefHeading___Toc3840_495961684" text:style-name="Index_20_Link" text:visited-style-name="Index_20_Link">В соответствии с действующим законодательством огнестрельное оружие ограниченного поражения это:<text:tab/>6</text:a></text:p>
          <text:p text:style-name="P10"><text:a xlink:type="simple" xlink:href="#__RefHeading___Toc3842_495961684" text:style-name="Index_20_Link" text:visited-style-name="Index_20_Link">В соответствии с действующим законодательством патрон травматического действия это:<text:tab/>6</text:a></text:p>
          <text:p text:style-name="P10"><text:a xlink:type="simple" xlink:href="#__RefHeading___Toc3844_495961684" text:style-name="Index_20_Link" text:visited-style-name="Index_20_Link">В соответствии с действующим законодательством патрон газового действия это:<text:tab/>6</text:a></text:p>
          <text:p text:style-name="P10"><text:a xlink:type="simple" xlink:href="#__RefHeading___Toc3846_495961684" text:style-name="Index_20_Link" text:visited-style-name="Index_20_Link">В соответствии с действующим законодательством патрон светозвукового действия это:<text:tab/>7</text:a></text:p>
          <text:p text:style-name="P10"><text:a xlink:type="simple" xlink:href="#__RefHeading___Toc3848_495961684" text:style-name="Index_20_Link" text:visited-style-name="Index_20_Link">В соответствии с действующим законодательством ударный механизм это:<text:tab/>7</text:a></text:p>
          <text:p text:style-name="P10"><text:a xlink:type="simple" xlink:href="#__RefHeading___Toc3850_495961684" text:style-name="Index_20_Link" text:visited-style-name="Index_20_Link">В соответствии с действующим законодательством боек ударного механизма это:<text:tab/>7</text:a></text:p>
          <text:p text:style-name="P10"><text:a xlink:type="simple" xlink:href="#__RefHeading___Toc3852_495961684" text:style-name="Index_20_Link" text:visited-style-name="Index_20_Link">Какое из перечисленных ниже изделий не относится к оружию?<text:tab/>7</text:a></text:p>
          <text:p text:style-name="P10"><text:a xlink:type="simple" xlink:href="#__RefHeading___Toc3854_495961684" text:style-name="Index_20_Link" text:visited-style-name="Index_20_Link">Какое из перечисленных ниже изделий относится к оружию?<text:tab/>7</text:a></text:p>
          <text:p text:style-name="P10"><text:a xlink:type="simple" xlink:href="#__RefHeading___Toc3856_495961684" text:style-name="Index_20_Link" text:visited-style-name="Index_20_Link">Какое из перечисленных ниже изделий не относится к оружию?<text:tab/>8</text:a></text:p>
          <text:p text:style-name="P10"><text:a xlink:type="simple" xlink:href="#__RefHeading___Toc3858_495961684" text:style-name="Index_20_Link" text:visited-style-name="Index_20_Link">Какое из перечисленных ниже изделий не относится к оружию?<text:tab/>8</text:a></text:p>
          <text:p text:style-name="P10"><text:a xlink:type="simple" xlink:href="#__RefHeading___Toc3860_495961684" text:style-name="Index_20_Link" text:visited-style-name="Index_20_Link">Оружие в зависимости от целей его использования соответствующими субъектами, а также по основным параметрами характеристикам подразделяется:<text:tab/>8</text:a></text:p>
          <text:p text:style-name="P10"><text:a xlink:type="simple" xlink:href="#__RefHeading___Toc3862_495961684" text:style-name="Index_20_Link" text:visited-style-name="Index_20_Link">К гражданскому оружию относится:<text:tab/>8</text:a></text:p>
          <text:p text:style-name="P10"><text:a xlink:type="simple" xlink:href="#__RefHeading___Toc3864_495961684" text:style-name="Index_20_Link" text:visited-style-name="Index_20_Link">Какое из перечисленных ниже изделий не относится к гражданскому оружию:<text:tab/>8</text:a></text:p>
          <text:p text:style-name="P10"><text:a xlink:type="simple" xlink:href="#__RefHeading___Toc3866_495961684" text:style-name="Index_20_Link" text:visited-style-name="Index_20_Link">Юридическими лицами с особыми уставными задачами являются:<text:tab/>9</text:a></text:p>
          <text:p text:style-name="P10"><text:a xlink:type="simple" xlink:href="#__RefHeading___Toc3868_495961684" text:style-name="Index_20_Link" text:visited-style-name="Index_20_Link">К служебному оружию не относится:<text:tab/>9</text:a></text:p>
          <text:p text:style-name="P10"><text:a xlink:type="simple" xlink:href="#__RefHeading___Toc3870_495961684" text:style-name="Index_20_Link" text:visited-style-name="Index_20_Link">К боевому ручному стрелковому и холодному оружию относится:<text:tab/>9</text:a></text:p>
          <text:p text:style-name="P10"><text:a xlink:type="simple" xlink:href="#__RefHeading___Toc3872_495961684" text:style-name="Index_20_Link" text:visited-style-name="Index_20_Link">Дульная энергия при выстреле из служебного огнестрельного оружия ограниченного поражения патронами травматического действия не должна<text:tab/>9</text:a></text:p>
          <text:p text:style-name="P10"><text:a xlink:type="simple" xlink:href="#__RefHeading___Toc3874_495961684" text:style-name="Index_20_Link" text:visited-style-name="Index_20_Link">превышать:<text:tab/>9</text:a></text:p>
          <text:p text:style-name="P10"><text:a xlink:type="simple" xlink:href="#__RefHeading___Toc3876_495961684" text:style-name="Index_20_Link" text:visited-style-name="Index_20_Link">При каких условиях разрешен оборот гражданского огнестрельного длинноствольного оружия?<text:tab/>9</text:a></text:p>
          <text:p text:style-name="P10"><text:a xlink:type="simple" xlink:href="#__RefHeading___Toc3878_495961684" text:style-name="Index_20_Link" text:visited-style-name="Index_20_Link">При каких условиях запрещён оборот гражданского оружия?<text:tab/>10</text:a></text:p>
          <text:p text:style-name="P10"><text:a xlink:type="simple" xlink:href="#__RefHeading___Toc3786_1411536875" text:style-name="Index_20_Link" text:visited-style-name="Index_20_Link">Юридические лица с особыми уставными задачами имеют право в соответствии с нормативными правовыми актами Правительства Российской Федерации:<text:tab/>10</text:a></text:p>
          <text:p text:style-name="P10"><text:a xlink:type="simple" xlink:href="#__RefHeading___Toc3788_1411536875" text:style-name="Index_20_Link" text:visited-style-name="Index_20_Link">Виды, типы, модели и количество гражданского и служебного оружия,которое имеет право приобретать юридические лица с особыми уставными задачами, устанавливаются:<text:tab/>10</text:a></text:p>
          <text:p text:style-name="P10"><text:a xlink:type="simple" xlink:href="#__RefHeading___Toc3790_1411536875" text:style-name="Index_20_Link" text:visited-style-name="Index_20_Link">Кем определяются правила оборота боевого ручного стрелкового оружия?<text:tab/>10</text:a></text:p>
          <text:p text:style-name="P10"><text:a xlink:type="simple" xlink:href="#__RefHeading___Toc3792_1411536875" text:style-name="Index_20_Link" text:visited-style-name="Index_20_Link">Кем определяются правила оборота патронов к боевому ручному стрелковому оружию?<text:tab/>10</text:a></text:p>
          <text:p text:style-name="P10"><text:a xlink:type="simple" xlink:href="#__RefHeading___Toc3794_1411536875" text:style-name="Index_20_Link" text:visited-style-name="Index_20_Link">В какие сроки подлежит регистрации в территориальных органах Росгвардии приобретенное оружие?<text:tab/>11</text:a></text:p>
          <text:p text:style-name="P10"><text:soft-page-break/><text:a xlink:type="simple" xlink:href="#__RefHeading___Toc3796_1411536875" text:style-name="Index_20_Link" text:visited-style-name="Index_20_Link">Кому не разрешается приобретение и использование охотничьего огнестрельного оружия в качестве служебного?<text:tab/>11</text:a></text:p>
          <text:p text:style-name="P10"><text:a xlink:type="simple" xlink:href="#__RefHeading___Toc3798_1411536875" text:style-name="Index_20_Link" text:visited-style-name="Index_20_Link">Закрепление оружия за работниками юридических лиц с особыми уставными задачами осуществляется:<text:tab/>11</text:a></text:p>
          <text:p text:style-name="P10"><text:a xlink:type="simple" xlink:href="#__RefHeading___Toc3800_1411536875" text:style-name="Index_20_Link" text:visited-style-name="Index_20_Link">В организациях с особыми уставными задачами должности,связанные с учетом, хранением, выдачей или использованием огнестрельного оружия,боеприпасов и патронов к огнестрельному оружию, не могут замещать:<text:tab/>11</text:a></text:p>
          <text:p text:style-name="P10"><text:a xlink:type="simple" xlink:href="#__RefHeading___Toc3802_1411536875" text:style-name="Index_20_Link" text:visited-style-name="Index_20_Link">Юридические лица с особыми уставными задачами могут продавать находящееся у них на законных основаниях гражданское и служебное оружие и патроны к нему:<text:tab/>12</text:a></text:p>
          <text:p text:style-name="P10"><text:a xlink:type="simple" xlink:href="#__RefHeading___Toc3764_1496109103" text:style-name="Index_20_Link" text:visited-style-name="Index_20_Link">Требования к условиям хранения различных видов гражданского и служебного оружия и патронов к нему определяются:<text:tab/>12</text:a></text:p>
          <text:p text:style-name="P10"><text:a xlink:type="simple" xlink:href="#__RefHeading___Toc3766_1496109103" text:style-name="Index_20_Link" text:visited-style-name="Index_20_Link">Относится ли ствольная коробка и рамка к основным частям огнестрельного оружия?<text:tab/>12</text:a></text:p>
          <text:p text:style-name="P10"><text:a xlink:type="simple" xlink:href="#__RefHeading___Toc3768_1496109103" text:style-name="Index_20_Link" text:visited-style-name="Index_20_Link">Верно ли, что различие оружия на гражданское, служебное, боевое ручное стрелковое и холодное, осуществляется по целям его использования,параметрам и характеристикам?<text:tab/>12</text:a></text:p>
          <text:p text:style-name="P10"><text:a xlink:type="simple" xlink:href="#__RefHeading___Toc3770_1496109103" text:style-name="Index_20_Link" text:visited-style-name="Index_20_Link">Какое оружие относится к гражданскому оружию самообороны?<text:tab/>12</text:a></text:p>
          <text:p text:style-name="P10"><text:a xlink:type="simple" xlink:href="#__RefHeading___Toc3772_1496109103" text:style-name="Index_20_Link" text:visited-style-name="Index_20_Link">Относятся ли аэрозольные устройства и механические распылители,снаряженные слезоточивым веществом, к оружию самообороны?<text:tab/>13</text:a></text:p>
          <text:p text:style-name="P10"><text:a xlink:type="simple" xlink:href="#__RefHeading___Toc3774_1496109103" text:style-name="Index_20_Link" text:visited-style-name="Index_20_Link">Должно ли гражданское огнестрельное оружие соответствовать следующим требованиям - исключать ведение огня очередями и иметь емкость магазина (барабана) не более 10 патронов?<text:tab/>13</text:a></text:p>
          <text:p text:style-name="P10"><text:a xlink:type="simple" xlink:href="#__RefHeading___Toc3776_1496109103" text:style-name="Index_20_Link" text:visited-style-name="Index_20_Link">Должно ли служебное оружие отличаться от боевого ручного стрелкового оружия по типам патронов?<text:tab/>13</text:a></text:p>
          <text:p text:style-name="P10"><text:a xlink:type="simple" xlink:href="#__RefHeading___Toc3778_1496109103" text:style-name="Index_20_Link" text:visited-style-name="Index_20_Link">Возможно ли из служебного оружия, при емкости магазина не более 5 патронов, ведение огня очередями?<text:tab/>13</text:a></text:p>
          <text:p text:style-name="P10"><text:a xlink:type="simple" xlink:href="#__RefHeading___Toc3780_1496109103" text:style-name="Index_20_Link" text:visited-style-name="Index_20_Link">Может ли служебное оружие, в котором исключена возможность ведения огня очередями, иметь магазин емкостью в 15 патронов?<text:tab/>13</text:a></text:p>
          <text:p text:style-name="P10"><text:a xlink:type="simple" xlink:href="#__RefHeading___Toc3782_1496109103" text:style-name="Index_20_Link" text:visited-style-name="Index_20_Link">Запрещается ли на территории Российской Федерации оборот гражданского огнестрельного оружия, имитирующего другие предметы?<text:tab/>14</text:a></text:p>
          <text:p text:style-name="P10"><text:a xlink:type="simple" xlink:href="#__RefHeading___Toc3784_1496109103" text:style-name="Index_20_Link" text:visited-style-name="Index_20_Link">Запрещается ли на территории Российской Федерации оборот газового оружия, снаряженного нервно-паралитическими и отравляющими веществами?<text:tab/>14</text:a></text:p>
          <text:p text:style-name="P10"><text:a xlink:type="simple" xlink:href="#__RefHeading___Toc3786_1496109103" text:style-name="Index_20_Link" text:visited-style-name="Index_20_Link">Запрещается ли на территории Российской Федерации установка на гражданском и служебном оружии приспособлений для бесшумной стрельбы?<text:tab/>14</text:a></text:p>
          <text:p text:style-name="P10"><text:a xlink:type="simple" xlink:href="#__RefHeading___Toc3788_1496109103" text:style-name="Index_20_Link" text:visited-style-name="Index_20_Link">Запрещается ли на территории Российской Федерации использование патронов к служебному оружию с пулями бронебойного, зажигательного,разрывного или трассирующего действия?<text:tab/>14</text:a></text:p>
          <text:p text:style-name="P10"><text:a xlink:type="simple" xlink:href="#__RefHeading___Toc3790_1496109103" text:style-name="Index_20_Link" text:visited-style-name="Index_20_Link">Запрещается ли на территории Российской Федерации оборот кистеней, кастетов, сурикенов, бумерангов и других специально приспособленных для использования в качестве оружия предметов ударно-дробящего и метательного действия?<text:tab/>15</text:a></text:p>
          <text:p text:style-name="P10"><text:a xlink:type="simple" xlink:href="#__RefHeading___Toc3792_1496109103" text:style-name="Index_20_Link" text:visited-style-name="Index_20_Link">Какое оружие могут иметь при себе граждане Российской Федерации, участвующие в проведении демонстраций или уличных шествий?<text:tab/>15</text:a></text:p>
          <text:p text:style-name="P10"><text:a xlink:type="simple" xlink:href="#__RefHeading___Toc3794_1496109103" text:style-name="Index_20_Link" text:visited-style-name="Index_20_Link">Запрещается ли на территории Российской Федерации ношение аэрозольных устройств, снаряженных слезоточивыми веществами при проведении уличных шествий, демонстраций, митингов и других массовых публичных мероприятий?<text:tab/>15</text:a></text:p>
          <text:p text:style-name="P10"><text:a xlink:type="simple" xlink:href="#__RefHeading___Toc3796_1496109103" text:style-name="Index_20_Link" text:visited-style-name="Index_20_Link">Разрешается ли на территории Российской Федерации ношение электрошоковых устройств отечественного производства при проведении демонстраций, пикетирования, уличных шествий или иных массовых публичных мероприятий?<text:tab/>16</text:a></text:p>
          <text:p text:style-name="P10"><text:a xlink:type="simple" xlink:href="#__RefHeading___Toc3798_1496109103" text:style-name="Index_20_Link" text:visited-style-name="Index_20_Link">Запрещается ли работнику юридического лица с особыми уставными задачами приобретение огнестрельного оружия на основании разрешения на хранение и ношение служебного оружия?<text:tab/>16</text:a></text:p>
          <text:p text:style-name="P10"><text:soft-page-break/><text:a xlink:type="simple" xlink:href="#__RefHeading___Toc3800_1496109103" text:style-name="Index_20_Link" text:visited-style-name="Index_20_Link">В соответствии с Федеральным законом «Об оружии» лицензии на приобретение, а также разрешения на хранение или хранение и ношение оружия аннулируются органами, выдавшими эти лицензии или разрешения, в случаях:<text:tab/>16</text:a></text:p>
          <text:p text:style-name="P10"><text:a xlink:type="simple" xlink:href="#__RefHeading___Toc3802_1496109103" text:style-name="Index_20_Link" text:visited-style-name="Index_20_Link">По истечении скольких лет после аннулирования разрешения на хранение и ношение оружия возможно повторное обращение за его получением для должностных лиц?<text:tab/>17</text:a></text:p>
          <text:p text:style-name="P10"><text:a xlink:type="simple" xlink:href="#__RefHeading___Toc3804_1496109103" text:style-name="Index_20_Link" text:visited-style-name="Index_20_Link">В соответствии с действующим законодательством при необходимой обороне допускается причинение вреда:<text:tab/>17</text:a></text:p>
          <text:p text:style-name="P10"><text:a xlink:type="simple" xlink:href="#__RefHeading___Toc3806_1496109103" text:style-name="Index_20_Link" text:visited-style-name="Index_20_Link">При необходимой обороне субъектом посягательства, отражаемого обороняющимся, является:<text:tab/>17</text:a></text:p>
          <text:p text:style-name="P10"><text:a xlink:type="simple" xlink:href="#__RefHeading___Toc3808_1496109103" text:style-name="Index_20_Link" text:visited-style-name="Index_20_Link">Могут ли действия работника юридического лица с особыми уставными задачами по защите жизни и здоровья другого лица расцениваться как действия в состоянии необходимой обороны:<text:tab/>17</text:a></text:p>
          <text:p text:style-name="P10"><text:a xlink:type="simple" xlink:href="#__RefHeading___Toc3810_1496109103" text:style-name="Index_20_Link" text:visited-style-name="Index_20_Link">Допускается ли причинение вреда третьим лицам в состоянии необходимой обороны?<text:tab/>17</text:a></text:p>
          <text:p text:style-name="P10"><text:a xlink:type="simple" xlink:href="#__RefHeading___Toc3812_1496109103" text:style-name="Index_20_Link" text:visited-style-name="Index_20_Link">Защита от посягательства, не сопряженного с насилием, опасным для жизни обороняющегося или другого лица, либо с непосредственной угрозой применения такого насилия:<text:tab/>17</text:a></text:p>
          <text:p text:style-name="P10"><text:a xlink:type="simple" xlink:href="#__RefHeading___Toc3814_1496109103" text:style-name="Index_20_Link" text:visited-style-name="Index_20_Link">Действия обороняющегося лица, если это лицо вследствие неожиданности посягательства не могло объективно оценить степень и характер опасности нападения:<text:tab/>18</text:a></text:p>
          <text:p text:style-name="P10"><text:a xlink:type="simple" xlink:href="#__RefHeading___Toc3816_1496109103" text:style-name="Index_20_Link" text:visited-style-name="Index_20_Link">К уголовно наказуемым деяниям при превышении пределов необходимой обороны относится:<text:tab/>18</text:a></text:p>
          <text:p text:style-name="P10"><text:a xlink:type="simple" xlink:href="#__RefHeading___Toc3818_1496109103" text:style-name="Index_20_Link" text:visited-style-name="Index_20_Link">Вред, причиненный в состоянии крайней необходимости:<text:tab/>18</text:a></text:p>
          <text:p text:style-name="P10"><text:a xlink:type="simple" xlink:href="#__RefHeading___Toc3820_1496109103" text:style-name="Index_20_Link" text:visited-style-name="Index_20_Link">Причинение вреда, менее значительного, чем предотвращенный вред, является обязательным условием правомерности действий:<text:tab/>18</text:a></text:p>
          <text:p text:style-name="P10"><text:a xlink:type="simple" xlink:href="#__RefHeading___Toc3822_1496109103" text:style-name="Index_20_Link" text:visited-style-name="Index_20_Link">Не является преступлением причинение вреда посягающему лицу в состоянии необходимой обороны:<text:tab/>18</text:a></text:p>
          <text:p text:style-name="P10"><text:a xlink:type="simple" xlink:href="#__RefHeading___Toc3824_1496109103" text:style-name="Index_20_Link" text:visited-style-name="Index_20_Link">Имеют ли право на необходимую оборону лица, имеющие возможность избежать общественно опасного посягательства или обратиться за помощью к другим лицам или органам власти?<text:tab/>18</text:a></text:p>
          <text:p text:style-name="P10"><text:a xlink:type="simple" xlink:href="#__RefHeading___Toc3826_1496109103" text:style-name="Index_20_Link" text:visited-style-name="Index_20_Link">Подлежит ли возмещению вред, причиненный посягающему лицу в состоянии необходимой обороны, если при этом не было допущено превышения пределов необходимой обороны?<text:tab/>19</text:a></text:p>
          <text:p text:style-name="P10"><text:a xlink:type="simple" xlink:href="#__RefHeading___Toc3828_1496109103" text:style-name="Index_20_Link" text:visited-style-name="Index_20_Link">Причинение вреда при задержании лица, совершившего преступление, допускается в случаях:<text:tab/>19</text:a></text:p>
          <text:p text:style-name="P10"><text:a xlink:type="simple" xlink:href="#__RefHeading___Toc3830_1496109103" text:style-name="Index_20_Link" text:visited-style-name="Index_20_Link">Превышением мер, необходимых для задержания лица, совершившего преступление, признается:<text:tab/>19</text:a></text:p>
          <text:p text:style-name="P10"><text:a xlink:type="simple" xlink:href="#__RefHeading___Toc3832_1496109103" text:style-name="Index_20_Link" text:visited-style-name="Index_20_Link">За ненадлежащее исполнение своих обязанностей лицо, которому была поручена охрана огнестрельного оружия, боеприпасов, взрывчатых веществ или взрывных устройств если это повлекло их хищение или уничтожение, либо наступление иных тяжких последствий, привлекается:<text:tab/>19</text:a></text:p>
          <text:p text:style-name="P10"><text:a xlink:type="simple" xlink:href="#__RefHeading___Toc3834_1496109103" text:style-name="Index_20_Link" text:visited-style-name="Index_20_Link">Нарушение работниками юридических лиц с особыми уставными задачами правил ношения оружия и патронов к нему влечет:<text:tab/>19</text:a></text:p>
          <text:p text:style-name="P10"><text:a xlink:type="simple" xlink:href="#__RefHeading___Toc3836_1496109103" text:style-name="Index_20_Link" text:visited-style-name="Index_20_Link">Неповиновение законному распоряжению или требованию должностного лица органа, осуществляющего государственный надзор (контроль) влечет:<text:tab/>20</text:a></text:p>
          <text:p text:style-name="P10"><text:a xlink:type="simple" xlink:href="#__RefHeading___Toc3838_1496109103" text:style-name="Index_20_Link" text:visited-style-name="Index_20_Link">Нарушение правил производства, продажи, хранения или учета оружия и патронов к нему - влечет наложение административного штрафа:<text:tab/>20</text:a></text:p>
          <text:p text:style-name="P10"><text:a xlink:type="simple" xlink:href="#__RefHeading___Toc3840_1496109103" text:style-name="Index_20_Link" text:visited-style-name="Index_20_Link">Какое оружие разрешается использовать работнику юридического лица с особыми уставными задачами?<text:tab/>20</text:a></text:p>
          <text:p text:style-name="P10"><text:a xlink:type="simple" xlink:href="#__RefHeading___Toc3842_1496109103" text:style-name="Index_20_Link" text:visited-style-name="Index_20_Link">Сохраняет ли право на получение оружия работник юридического лица с особыми уставными задачами, не прошедший периодическую проверку на пригодность к действиям в условиях, связанных с применением огнестрельного оружия?<text:tab/>20</text:a></text:p>
        </text:index-body>
      </text:table-of-content>
      <text:h text:style-name="Heading_20_3" text:outline-level="3"><text:bookmark-start text:name="__RefHeading___Toc3818_495961684"/><text:soft-page-break/><text:span text:style-name="T5">1. </text:span>В соответствии с действующим законодательством оружие это:<text:bookmark-end text:name="__RefHeading___Toc3818_495961684"/></text:h>
      <text:p text:style-name="P2">1. Устройства и предметы, конструктивно предназначенные для поражения</text:p>
      <text:p text:style-name="P2">живой или иной цели, подачи сигналов.</text:p>
      <text:p text:style-name="Standard">2. Устройства и предметы, конструктивно не предназначенные,но приспособленные для поражения живой или иной цели.</text:p>
      <text:p text:style-name="Standard">3. Устройства и предметы, при помощи которых производится метание пули,</text:p>
      <text:p text:style-name="Standard">дроби, картечи.</text:p>
      <text:p text:style-name="P3">1</text:p>
      <text:h text:style-name="Heading_20_3" text:outline-level="3"><text:bookmark-start text:name="__RefHeading___Toc3820_495961684"/><text:span text:style-name="T5">2. </text:span>В соответствии с действующим законодательством огнестрельное оружие это:<text:bookmark-end text:name="__RefHeading___Toc3820_495961684"/></text:h>
      <text:p text:style-name="Standard">1. Устройства, предназначенные для механического поражения цели</text:p>
      <text:p text:style-name="Standard">на расстоянии снарядом, получившим направленное движение за счет мускульной силы</text:p>
      <text:p text:style-name="Standard">человека.</text:p>
      <text:p text:style-name="P2">2. Оружие, предназначенное для механического поражения цели на расстоянии метаемым снаряжением, получающим направленное движение за счет энергии порохового или иного заряда.</text:p>
      <text:p text:style-name="Standard">3. Оружие, в котором для метания поражающего элемента используется энергия</text:p>
      <text:p text:style-name="Standard">газов.</text:p>
      <text:p text:style-name="P3">2</text:p>
      <text:h text:style-name="Heading_20_3" text:outline-level="3"><text:bookmark-start text:name="__RefHeading___Toc3822_495961684"/><text:span text:style-name="T5">3. </text:span>В соответствии с действующим законодательством к основным частям огнестрельного оружия относятся:<text:bookmark-end text:name="__RefHeading___Toc3822_495961684"/></text:h>
      <text:p text:style-name="Standard">1. Курок, ударник, спусковой механизм, прицельное приспособление.</text:p>
      <text:p text:style-name="Standard">2. Совокупность механизмов и деталей, обеспечивающих производство выстрела.</text:p>
      <text:p text:style-name="P2">3. Ствол, затвор, барабан, рамка, ствольная коробка.</text:p>
      <text:p text:style-name="P3">3</text:p>
      <text:h text:style-name="Heading_20_3" text:outline-level="3"><text:bookmark-start text:name="__RefHeading___Toc3824_495961684"/><text:span text:style-name="T6">4. </text:span>В соответствии с действующим законодательством холодное оружие это:<text:bookmark-end text:name="__RefHeading___Toc3824_495961684"/></text:h>
      <text:p text:style-name="P2">1. Оружие, предназначенное для поражения цели при помощи мускульной силы</text:p>
      <text:p text:style-name="P2">человека при непосредственном контакте с объектом поражения.</text:p>
      <text:p text:style-name="Standard">2. Оружие, предназначенное для поражения цели при помощи механического</text:p>
      <text:p text:style-name="Standard">устройства при непосредственном контакте с объектом поражения.</text:p>
      <text:p text:style-name="Standard">3. Оружие, предназначенное для поражения цели на расстоянии снарядом,</text:p>
      <text:p text:style-name="Standard">получающим направленное движение при помощи мускульной силы человека.</text:p>
      <text:p text:style-name="P3">1</text:p>
      <text:h text:style-name="Heading_20_3" text:outline-level="3"><text:bookmark-start text:name="__RefHeading___Toc3826_495961684"/><text:span text:style-name="T6">5. </text:span>В соответствии с действующим законодательством метательное оружие это:<text:bookmark-end text:name="__RefHeading___Toc3826_495961684"/></text:h>
      <text:p text:style-name="Standard">1. Устройства, предназначенные для поражения цели на расстоянии снарядом,</text:p>
      <text:p text:style-name="Standard">получающим направленное движение за счет энергии сжатой пружины.</text:p>
      <text:p text:style-name="P6">2. Оружие, предназначенное для поражения цели на расстоянии снарядом,</text:p>
      <text:p text:style-name="P6">получающим направленное движение при помощи мускульной силы человека или</text:p>
      <text:p text:style-name="P6">механического устройства.</text:p>
      <text:p text:style-name="Standard">3. Устройства, предназначенные для поражения цели на расстоянии снарядом,</text:p>
      <text:p text:style-name="Standard">получающим направленное движение за счет энергии сжатого, сжиженного или</text:p>
      <text:p text:style-name="Standard">отвержденного газа.</text:p>
      <text:p text:style-name="P3">2</text:p>
      <text:h text:style-name="Heading_20_3" text:outline-level="3"><text:bookmark-start text:name="__RefHeading___Toc3828_495961684"/><text:soft-page-break/><text:span text:style-name="T6">6. </text:span>В соответствии с действующим законодательством пневматическое оружие это:<text:bookmark-end text:name="__RefHeading___Toc3828_495961684"/></text:h>
      <text:p text:style-name="Standard">1. Оружие, с дульной энергией не более 25 Дж, предназначенное для поражения</text:p>
      <text:p text:style-name="Standard">цели на расстоянии снарядом, получившим направленное движение за счет энергии</text:p>
      <text:p text:style-name="Standard">сжатого газа.</text:p>
      <text:p text:style-name="Standard">2. Устройства, предназначенные для поражения цели на расстоянии снарядом,</text:p>
      <text:p text:style-name="Standard">получающим направленное движение за счет энергии сжатой пружины.</text:p>
      <text:p text:style-name="P2">3. Оружие, предназначенное для поражения цели на расстоянии снарядом,</text:p>
      <text:p text:style-name="P2">получающим направленное движение за счет энергии сжатого, сжиженного или</text:p>
      <text:p text:style-name="P2">отвержденного газа.</text:p>
      <text:p text:style-name="P3">3</text:p>
      <text:h text:style-name="Heading_20_3" text:outline-level="3"><text:bookmark-start text:name="__RefHeading___Toc3830_495961684"/>В соответствии с действующим законодательством газовое оружие это:<text:bookmark-end text:name="__RefHeading___Toc3830_495961684"/></text:h>
      <text:p text:style-name="P2">1. Оружие, предназначенное для временного химического поражения живой цели</text:p>
      <text:p text:style-name="P2">путем применения слезоточивых или раздражающих веществ.</text:p>
      <text:p text:style-name="Standard">2. Оружие и устройства, предназначенные для временного поражения живой цели</text:p>
      <text:p text:style-name="Standard">путем применения нервно-паралитических веществ.</text:p>
      <text:p text:style-name="Standard">3. Оружие, предназначенное для поражения живой цели путем применения</text:p>
      <text:p text:style-name="Standard">слезоточивых, нервно-паралитических или раздражающих веществ.</text:p>
      <text:p text:style-name="P3">1</text:p>
      <text:h text:style-name="Heading_20_3" text:outline-level="3"><text:bookmark-start text:name="__RefHeading___Toc3832_495961684"/>В соответствии с действующим законодательством боеприпасы это:<text:bookmark-end text:name="__RefHeading___Toc3832_495961684"/></text:h>
      <text:p text:style-name="Standard">1. Устройства, предназначенные для выстрела из оружия и состоящие</text:p>
      <text:p text:style-name="Standard">из трех элементов - средства инициирования, метательного заряда и метаемого снаряжения.</text:p>
      <text:p text:style-name="P2">2. Предметы вооружения и метаемое снаряжение, предназначенные для</text:p>
      <text:p text:style-name="P2">поражения цели и содержащие разрывной, метательный, пиротехнический или</text:p>
      <text:p text:style-name="P2">вышибной заряды либо их сочетание.</text:p>
      <text:p text:style-name="Standard">3. Устройства, предназначенные для выстрела из оружия и поражения цели.</text:p>
      <text:p text:style-name="P3">2</text:p>
      <text:h text:style-name="Heading_20_3" text:outline-level="3"><text:bookmark-start text:name="__RefHeading___Toc3834_495961684"/>В соответствии с действующим законодательством патрон это:<text:bookmark-end text:name="__RefHeading___Toc3834_495961684"/></text:h>
      <text:p text:style-name="Standard">1. Боеприпас, представляющий собой сборочную единицу, состоящую из метаемого элемента, метательного заряда, капсюля-воспламенителя и гильзы.2. Устройство, предназначенное для выстрела из оружия и состоящее из трех элементов - средства инициирования, метательного заряда</text:p>
      <text:p text:style-name="P2">3. Устройство, предназначенное для выстрела из оружия, объединяющее</text:p>
      <text:p text:style-name="P2">в одно целое при помощи гильзы средства инициирования, метательный заряд и</text:p>
      <text:p text:style-name="P2">метаемое снаряжение.</text:p>
      <text:p text:style-name="P3">3</text:p>
      <text:h text:style-name="Heading_20_3" text:outline-level="3"><text:bookmark-start text:name="__RefHeading___Toc3836_495961684"/>В соответствии с действующим законодательством сигнальное оружие это:<text:bookmark-end text:name="__RefHeading___Toc3836_495961684"/></text:h>
      <text:p text:style-name="P2">1. Оружие, конструктивно предназначенное только для подачи световых,</text:p>
      <text:p text:style-name="P2">дымовых или звуковых сигналов.</text:p>
      <text:p text:style-name="Standard">2. Устройство, конструктивно предназначенное для подачи сигналов бедствия в</text:p>
      <text:p text:style-name="Standard">виде звука, или света.</text:p>
      <text:p text:style-name="Standard">3. Предметы вооружения и метаемое снаряжение, предназначенные для создания</text:p>
      <text:p text:style-name="Standard">световых, дымовых или звуковых эффектов.</text:p>
      <text:p text:style-name="P3">1</text:p>
      <text:h text:style-name="Heading_20_3" text:outline-level="3"><text:bookmark-start text:name="__RefHeading___Toc3838_495961684"/><text:soft-page-break/>В соответствии с действующим законодательством оборот оружия и основных частей огнестрельного оружия в Российской Федерации это:<text:bookmark-end text:name="__RefHeading___Toc3838_495961684"/></text:h>
      <text:p text:style-name="Standard">1. Приобретение гражданами и юридическими лицами с особыми уставными</text:p>
      <text:p text:style-name="Standard">задачами оружия и основных частей огнестрельного оружия, получение разрешений на</text:p>
      <text:p text:style-name="Standard">его хранение и использование, транспортирование, учет, хранение, ношение и</text:p>
      <text:p text:style-name="Standard">использование.</text:p>
      <text:p text:style-name="P2">2. Производство оружия, торговля оружием, продажа, передача, приобретение,</text:p>
      <text:p text:style-name="P2">коллекционирование, экспонирование, учет, хранение, ношение, перевозка,</text:p>
      <text:p text:style-name="P2">транспортирование, использование, изъятие, уничтожение, ввоз оружия на </text:p>
      <text:p text:style-name="P2">территорию</text:p>
      <text:p text:style-name="P2">Российской Федерации и вывоз его из Российской Федерации.</text:p>
      <text:p text:style-name="Standard">3. Весь жизненный цикл оружия и основных частей огнестрельного оружия от его</text:p>
      <text:p text:style-name="Standard">производства до утилизации.</text:p>
      <text:p text:style-name="P3">2</text:p>
      <text:h text:style-name="Heading_20_3" text:outline-level="3"><text:bookmark-start text:name="__RefHeading___Toc3840_495961684"/>В соответствии с действующим законодательством огнестрельное оружие ограниченного поражения это:<text:bookmark-end text:name="__RefHeading___Toc3840_495961684"/></text:h>
      <text:p text:style-name="Standard">1. Устройство, предназначенное для механического поражения цели на коротких дистанциях патроном травматического действия,не предназначенным для причинения смерти человеку.</text:p>
      <text:p text:style-name="Standard">2. Оружие, не предназначенное для причинения смерти человеку,в котором направленное движение метаемому травматическому патрону придается за</text:p>
      <text:p text:style-name="Standard">счет энергии порохового заряда.</text:p>
      <text:p text:style-name="P2">3. Короткоствольное оружие и бесствольное оружие, предназначенные для</text:p>
      <text:p text:style-name="P2">механического поражения живой цели на расстоянии метаемым снаряжением патрона</text:p>
      <text:p text:style-name="P2">травматического действия, получающим направленное движение за счет энергии</text:p>
      <text:p text:style-name="P2">порохового или иного заряда, и не предназначенные для причинения смерти </text:p>
      <text:p text:style-name="P2">человеку.</text:p>
      <text:p text:style-name="P3">3</text:p>
      <text:h text:style-name="Heading_20_3" text:outline-level="3"><text:bookmark-start text:name="__RefHeading___Toc3842_495961684"/>В <text:s/>соответствии <text:s/>с <text:s/>действующим <text:s/>законодательством <text:s/>патрон травматического действия это:<text:bookmark-end text:name="__RefHeading___Toc3842_495961684"/></text:h>
      <text:p text:style-name="P2">1. Устройство, предназначенное для выстрела из огнестрельного гладкоствольного оружия или огнестрельного оружия ограниченного поражения,объединяющее в одно целое при помощи гильзы средства инициирования, метательный заряд и метаемое снаряжение травматического действия и не предназначенное для причинения смерти человеку.</text:p>
      <text:p text:style-name="Standard">2. Патрон, предназначенный для выстрела из травматического оружия</text:p>
      <text:p text:style-name="Standard">и не предназначенный для причинения смерти человеку.</text:p>
      <text:p text:style-name="Standard">3. Устройство, предназначенное для выстрела из огнестрельного гладкоствольного или бесствольного оружия, содержащее метаемое снаряжение травматического действия, не предназначенное для причинения смерти человеку.</text:p>
      <text:p text:style-name="P3">1</text:p>
      <text:h text:style-name="Heading_20_3" text:outline-level="3"><text:bookmark-start text:name="__RefHeading___Toc3844_495961684"/>В соответствии с действующим законодательством патрон газового действия это:<text:bookmark-end text:name="__RefHeading___Toc3844_495961684"/></text:h>
      <text:p text:style-name="Standard">1. Устройство, предназначенное для выстрела из огнестрельного гладкоствольного оружия ограниченного поражения метательного снаряда,снаряженного слезоточивыми или раздражающими веществами и не предназначенное для причинения смерти человеку.</text:p>
      <text:p text:style-name="P2">2. Устройство, предназначенное для выстрела из газового оружия или</text:p>
      <text:p text:style-name="P2">огнестрельного оружия ограниченного поражения, объединяющее в одно целое при</text:p>
      <text:p text:style-name="P2"><text:soft-page-break/>помощи гильзы средства инициирования, снаряженное слезоточивыми или</text:p>
      <text:p text:style-name="P2">раздражающими веществами и не предназначенное для причинения смерти человеку.</text:p>
      <text:p text:style-name="Standard">3. Патрон, предназначенный для выстрела из газового оружия и не</text:p>
      <text:p text:style-name="Standard">предназначенный для причинения смерти человеку.</text:p>
      <text:p text:style-name="P3">2</text:p>
      <text:h text:style-name="Heading_20_3" text:outline-level="3"><text:bookmark-start text:name="__RefHeading___Toc3846_495961684"/>В соответствии с действующим законодательством патрон светозвукового действия это:<text:bookmark-end text:name="__RefHeading___Toc3846_495961684"/></text:h>
      <text:p text:style-name="Standard">1. Устройство, предназначенное для выстрела из огнестрельного оружия или</text:p>
      <text:p text:style-name="Standard">сигнального оружия, объединяющее в одно целое при помощи гильзы средства</text:p>
      <text:p text:style-name="Standard">инициирования, метательный заряд и метаемое снаряжение для подачи светового,</text:p>
      <text:p text:style-name="Standard">дымового или звукового сигнала и не предназначенное для поражения живой или иной</text:p>
      <text:p text:style-name="Standard">цели.</text:p>
      <text:p text:style-name="Standard">2. Патрон, предназначенный для выстрела из сигнального оружия</text:p>
      <text:p text:style-name="Standard">и не предназначенный для причинения смерти человеку.</text:p>
      <text:p text:style-name="P2">3. Устройство, предназначенное для выстрела из огнестрельного оружия,</text:p>
      <text:p text:style-name="P2">огнестрельного оружия ограниченного поражения, газового или сигнального оружия,</text:p>
      <text:p text:style-name="P2">объединяющее в одно целое при помощи гильзы средства инициирования и снаряжение</text:p>
      <text:p text:style-name="P2">светозвукового действия и не предназначенное для поражения живой или иной цели.</text:p>
      <text:p text:style-name="P3">3</text:p>
      <text:h text:style-name="Heading_20_3" text:outline-level="3"><text:bookmark-start text:name="__RefHeading___Toc3848_495961684"/>В соответствии с действующим законодательством ударный механизм это:<text:bookmark-end text:name="__RefHeading___Toc3848_495961684"/></text:h>
      <text:p text:style-name="P2">1. Механизм оружия, обеспечивающий приведение в действие средства</text:p>
      <text:p text:style-name="P2">инициирования патрона.</text:p>
      <text:p text:style-name="Standard">2. Совокупность частей оружия, предназначенная для приведения в действие</text:p>
      <text:p text:style-name="Standard">средства инициирования патрона.</text:p>
      <text:p text:style-name="Standard">3. Устройство, предназначенное для нанесения удара по капсюлю-</text:p>
      <text:p text:style-name="Standard">воспламенителю.</text:p>
      <text:p text:style-name="P3">1</text:p>
      <text:h text:style-name="Heading_20_3" text:outline-level="3"><text:bookmark-start text:name="__RefHeading___Toc3850_495961684"/>В соответствии с действующим законодательством боек ударного механизма это:<text:bookmark-end text:name="__RefHeading___Toc3850_495961684"/></text:h>
      <text:p text:style-name="Standard">1. Устройство, предназначенное для нанесения удара по капсюлю-</text:p>
      <text:p text:style-name="Standard">воспламенителю.</text:p>
      <text:p text:style-name="P2">2. Деталь ударного механизма, наносящая удар по средству инициирования</text:p>
      <text:p text:style-name="P2">патрона.</text:p>
      <text:p text:style-name="Standard">3. Механизм оружия, обеспечивающий приведение в действие средства</text:p>
      <text:p text:style-name="Standard">инициирования патрона.</text:p>
      <text:p text:style-name="P3">2</text:p>
      <text:h text:style-name="Heading_20_3" text:outline-level="3"><text:bookmark-start text:name="__RefHeading___Toc3852_495961684"/>Какое из перечисленных ниже изделий не относится к оружию?<text:bookmark-end text:name="__RefHeading___Toc3852_495961684"/></text:h>
      <text:p text:style-name="Standard">1. Стартовый пистолет.</text:p>
      <text:p text:style-name="Standard">2. Пневматический пистолет.</text:p>
      <text:p text:style-name="P2">3. Топор.</text:p>
      <text:p text:style-name="P3">3</text:p>
      <text:h text:style-name="Heading_20_3" text:outline-level="3"><text:bookmark-start text:name="__RefHeading___Toc3854_495961684"/>Какое из перечисленных ниже изделий относится к оружию?<text:bookmark-end text:name="__RefHeading___Toc3854_495961684"/></text:h>
      <text:p text:style-name="Standard">1. Кухонный нож для разделки мяса.</text:p>
      <text:p text:style-name="P2">2. Пневматический пистолет с дульной энергией 5 Дж.</text:p>
      <text:p text:style-name="Standard">3. Бейсбольная бита.</text:p>
      <text:p text:style-name="P2"><text:soft-page-break/>2</text:p>
      <text:h text:style-name="Heading_20_3" text:outline-level="3"><text:bookmark-start text:name="__RefHeading___Toc3856_495961684"/>Какое из перечисленных ниже изделий не относится к оружию?<text:bookmark-end text:name="__RefHeading___Toc3856_495961684"/></text:h>
      <text:p text:style-name="Standard">1. Механические распылители, аэрозольные и другие устройства, снаряженные</text:p>
      <text:p text:style-name="Standard">слезоточивыми или раздражающими веществами, разрешенными к применению</text:p>
      <text:p text:style-name="Standard">федеральным органом исполнительной власти, осуществляющим функции по</text:p>
      <text:p text:style-name="Standard">выработке государственной политики и нормативно-правовому регулированию в сфере</text:p>
      <text:p text:style-name="Standard">здравоохранения.</text:p>
      <text:p text:style-name="Standard">2. Пневматический пистолет с дульной энергией свыше 3 Дж.</text:p>
      <text:p text:style-name="P2">3. Изделия, сертифицированные в качестве изделий хозяйственно-бытового и</text:p>
      <text:p text:style-name="P2">производственного назначения, спортивные снаряды, конструктивно сходные с</text:p>
      <text:p text:style-name="P2">оружием.</text:p>
      <text:p text:style-name="P3">3</text:p>
      <text:h text:style-name="Heading_20_3" text:outline-level="3"><text:bookmark-start text:name="__RefHeading___Toc3858_495961684"/>Какое из перечисленных ниже изделий не относится к оружию?<text:bookmark-end text:name="__RefHeading___Toc3858_495961684"/></text:h>
      <text:p text:style-name="P2">1. Монтажные пистолеты производственного назначения.</text:p>
      <text:p text:style-name="Standard">2. Электрошоковые устройства и искровые разрядники отечественного</text:p>
      <text:p text:style-name="Standard">производства, имеющие выходные параметры, соответствующие требованиям</text:p>
      <text:p text:style-name="Standard">государственных стандартов Российской Федерации и нормам федерального органа</text:p>
      <text:p text:style-name="Standard">исполнительной власти, осуществляющего функции по выработке государственной</text:p>
      <text:p text:style-name="Standard">политики и нормативно-правовому регулированию в сфере здравоохранения.</text:p>
      <text:p text:style-name="Standard">3. Спортивное холодное клинковое оружие.</text:p>
      <text:p text:style-name="P3">1</text:p>
      <text:h text:style-name="Heading_20_3" text:outline-level="3"><text:bookmark-start text:name="__RefHeading___Toc3860_495961684"/>Оружие в зависимости от целей его использования соответствующими субъектами, а также по основным параметрами характеристикам подразделяется:<text:bookmark-end text:name="__RefHeading___Toc3860_495961684"/></text:h>
      <text:p text:style-name="Standard">1. На огнестрельное, холодное, газовое и пневматическое.</text:p>
      <text:p text:style-name="P2">2. На гражданское, служебное, боевое ручное стрелковое и холодное.</text:p>
      <text:p text:style-name="Standard">3. На длинноствольное, короткоствольное и бесствольное.</text:p>
      <text:p text:style-name="P3">2</text:p>
      <text:h text:style-name="Heading_20_3" text:outline-level="3"><text:bookmark-start text:name="__RefHeading___Toc3862_495961684"/>К гражданскому оружию относится:<text:bookmark-end text:name="__RefHeading___Toc3862_495961684"/></text:h>
      <text:p text:style-name="Standard">1. Оружие, предназначенное для использования гражданами Российской</text:p>
      <text:p text:style-name="Standard">Федерации в целях: самообороны, ведения боевых действий и использования в иных целях.</text:p>
      <text:p text:style-name="Standard">2. Оружие, предназначенное для использования должностными лицами</text:p>
      <text:p text:style-name="Standard">государственных органов, которым законодательством Российской Федерации</text:p>
      <text:p text:style-name="Standard">разрешено ношение, хранение и применение указанного оружия, в целях исполнения</text:p>
      <text:p text:style-name="Standard">возложенных на них федеральным законом обязанностей по защите жизни и здоровья</text:p>
      <text:p text:style-name="Standard">граждан, собственности, по охране природы и природных ресурсов.</text:p>
      <text:p text:style-name="P2">3. Оружие, предназначенное для использования гражданами Российской</text:p>
      <text:p text:style-name="P2">Федерации в целях самообороны, для занятий спортом и охотой, а также</text:p>
      <text:p text:style-name="P2">в культурных и образовательных целях.</text:p>
      <text:p text:style-name="P3">3</text:p>
      <text:h text:style-name="Heading_20_3" text:outline-level="3"><text:bookmark-start text:name="__RefHeading___Toc3864_495961684"/>Какое из перечисленных ниже изделий не относится к гражданскому оружию:<text:bookmark-end text:name="__RefHeading___Toc3864_495961684"/></text:h>
      <text:p text:style-name="P2">1. Палка резиновая.</text:p>
      <text:p text:style-name="Standard">2. Электрошоковое устройство отечественного производства.</text:p>
      <text:p text:style-name="Standard">3. Механические распылители, снаряженные слезоточивыми или раздражающими</text:p>
      <text:p text:style-name="Standard">веществами.</text:p>
      <text:p text:style-name="P3"><text:soft-page-break/>1</text:p>
      <text:h text:style-name="Heading_20_3" text:outline-level="3"><text:bookmark-start text:name="__RefHeading___Toc3866_495961684"/>Юридическими лицами с особыми уставными задачами являются:<text:bookmark-end text:name="__RefHeading___Toc3866_495961684"/></text:h>
      <text:p text:style-name="Standard">1. Предприятия и организации, которым в соответствии с действующим</text:p>
      <text:p text:style-name="Standard">законодательством разрешается производство, транспортирование, экспонирование и</text:p>
      <text:p text:style-name="Standard">уничтожение огнестрельного оружия.</text:p>
      <text:p text:style-name="P2">2. Предприятия и организации, на которые законодательством Российской</text:p>
      <text:p text:style-name="P2">Федерации возложены функции, связанные с использованием и применением</text:p>
      <text:p text:style-name="P2">служебного оружия.</text:p>
      <text:p text:style-name="Standard">3. Предприятия и организации, которые выполняют функции по защите</text:p>
      <text:p text:style-name="Standard">охраняемых объектов от противоправных посягательств.</text:p>
      <text:p text:style-name="P3">2</text:p>
      <text:h text:style-name="Heading_20_3" text:outline-level="3"><text:bookmark-start text:name="__RefHeading___Toc3868_495961684"/>К служебному оружию не относится:<text:bookmark-end text:name="__RefHeading___Toc3868_495961684"/></text:h>
      <text:p text:style-name="Standard">1. Оружие, предназначенное для использования должностными лицами</text:p>
      <text:p text:style-name="Standard">государственных органов и работниками юридических лиц, которым законодательством</text:p>
      <text:p text:style-name="Standard"><text:s/>Российской Федерации разрешено ношение, хранение и применение указанного оружия, в целях самообороны или для исполнения возложенных на них федеральным законом обязанностей по защите жизни</text:p>
      <text:p text:style-name="Standard">и здоровья граждан, собственности, по охране природы и природных ресурсов, </text:p>
      <text:p text:style-name="Standard">ценных</text:p>
      <text:p text:style-name="Standard">и опасных грузов, специальной корреспонденции.</text:p>
      <text:p text:style-name="Standard">2. Огнестрельное гладкоствольное и нарезное короткоствольное оружие</text:p>
      <text:p text:style-name="Standard">отечественного производства с дульной энергией не более 300 Дж, огнестрельное</text:p>
      <text:p text:style-name="Standard">гладкоствольное длинноствольное оружие, а также огнестрельное оружие</text:p>
      <text:p text:style-name="Standard">ограниченного поражения с патронами травматического действия.</text:p>
      <text:p text:style-name="P2">3. Оружие, предназначенное для решения боевых и оперативно-служебных задач.</text:p>
      <text:p text:style-name="P3">3</text:p>
      <text:h text:style-name="Heading_20_3" text:outline-level="3"><text:bookmark-start text:name="__RefHeading___Toc3870_495961684"/>К боевому ручному стрелковому и холодному оружию относится:<text:bookmark-end text:name="__RefHeading___Toc3870_495961684"/></text:h>
      <text:p text:style-name="Standard">1. Огнестрельное гладкоствольное и нарезное короткоствольное оружие</text:p>
      <text:p text:style-name="Standard">отечественного производства с дульной энергией более 300 Дж.</text:p>
      <text:p text:style-name="P2">2. Оружие, предназначенное для решения боевых и оперативно-служебных задач.</text:p>
      <text:p text:style-name="Standard">3. Оружие, предназначенное для использования должностными лицами</text:p>
      <text:p text:style-name="Standard">государственных органов и работниками юридических лиц с особыми уставными</text:p>
      <text:p text:style-name="Standard">задачами.</text:p>
      <text:p text:style-name="P3">2</text:p>
      <text:h text:style-name="Heading_20_3" text:outline-level="3"><text:bookmark-start text:name="__RefHeading___Toc3872_495961684"/>Дульная энергия при выстреле из служебного огнестрельного оружия ограниченного поражения патронами травматического действия не должна<text:bookmark-end text:name="__RefHeading___Toc3872_495961684"/></text:h>
      <text:h text:style-name="Heading_20_3" text:outline-level="3"><text:bookmark-start text:name="__RefHeading___Toc3874_495961684"/>превышать:<text:bookmark-end text:name="__RefHeading___Toc3874_495961684"/></text:h>
      <text:p text:style-name="P2">1. 150 Дж.</text:p>
      <text:p text:style-name="Standard">2. 300 Дж.</text:p>
      <text:p text:style-name="Standard">3. 450 Дж.</text:p>
      <text:p text:style-name="P3">1</text:p>
      <text:h text:style-name="Heading_20_3" text:outline-level="3"><text:bookmark-start text:name="__RefHeading___Toc3876_495961684"/>При каких условиях разрешен оборот гражданского огнестрельного длинноствольного оружия?<text:bookmark-end text:name="__RefHeading___Toc3876_495961684"/></text:h>
      <text:p text:style-name="Standard">1. Если общая длина оружия 750 мм.</text:p>
      <text:p text:style-name="Standard"><text:soft-page-break/>2. Если длина ствола со ствольной коробкой 450 мм.</text:p>
      <text:p text:style-name="P2">3. Если общая длина оружия 810 мм.</text:p>
      <text:p text:style-name="P3">3</text:p>
      <text:h text:style-name="Heading_20_3" text:outline-level="3"><text:bookmark-start text:name="__RefHeading___Toc3878_495961684"/>При каких условиях запрещён оборот гражданского оружия?<text:bookmark-end text:name="__RefHeading___Toc3878_495961684"/></text:h>
      <text:p text:style-name="P2">1. Если огнестрельное оружие имеет форму, имитирующую другие предметы.</text:p>
      <text:p text:style-name="Standard">2. Если емкость магазина (барабана) менее 10 патронов.</text:p>
      <text:p text:style-name="Standard">3. Если общая длина оружия более 800 мм.</text:p>
      <text:p text:style-name="P3">1</text:p>
      <text:p text:style-name="Standard">1.31. Приобретение оружия и патронов к нему на территории Российской</text:p>
      <text:p text:style-name="Standard">Федерации подлежит лицензированию если:</text:p>
      <text:p text:style-name="Standard">1. Оружие и патроны к нему приобретаются государственными военизированными организациями.</text:p>
      <text:p text:style-name="Standard">2. Приобретается спортивное пневматическое оружие с дульной энергией не</text:p>
      <text:p text:style-name="Standard">более 7,5 Дж и калибром до 4,5 мм включительно.</text:p>
      <text:p text:style-name="Standard">3. Оружие и патроны к нему приобретаются юридическим лицом с особыми</text:p>
      <text:p text:style-name="Standard">уставными задачами.</text:p>
      <text:p text:style-name="Standard">3</text:p>
      <text:h text:style-name="Heading_20_3" text:outline-level="3"><text:bookmark-start text:name="__RefHeading___Toc3786_1411536875"/>Юридические лица с особыми уставными задачами имеют право в соответствии с нормативными правовыми актами Правительства Российской <text:span text:style-name="T2">Федерации:</text:span><text:span text:style-name="T1"> </text:span><text:bookmark-end text:name="__RefHeading___Toc3786_1411536875"/></text:h>
      <text:p text:style-name="P2">1. Приобретать гражданское и служебное оружие у юридических лиц-</text:p>
      <text:p text:style-name="P2">поставщиков.</text:p>
      <text:p text:style-name="Standard">2. Приобретать боевое ручное стрелковое оружие, находящееся на законных основаниях на вооружении государственных военизированных организаций.</text:p>
      <text:p text:style-name="Standard">3. Приобретать гражданское оружие у граждан, владеющих им на законных</text:p>
      <text:p text:style-name="Standard">основаниях, после получения соответствующей лицензии в территориальных органах</text:p>
      <text:p text:style-name="Standard">Росгвардии.</text:p>
      <text:p text:style-name="P3">1</text:p>
      <text:h text:style-name="Heading_20_3" text:outline-level="3"><text:bookmark-start text:name="__RefHeading___Toc3788_1411536875"/>Виды, типы, модели и количество гражданского и служебного оружия,которое имеет право приобретать юридические лица с особыми уставными задачами, устанавливаются:<text:bookmark-end text:name="__RefHeading___Toc3788_1411536875"/></text:h>
      <text:p text:style-name="Standard">1. Государственной Думой Российской Федерации.</text:p>
      <text:p text:style-name="P2">2. Правительством Российской Федерации.</text:p>
      <text:p text:style-name="Standard">3. Федеральной службой войск национальной гвардии Российской Федерации.</text:p>
      <text:p text:style-name="P3">2</text:p>
      <text:h text:style-name="Heading_20_3" text:outline-level="3"><text:bookmark-start text:name="__RefHeading___Toc3790_1411536875"/>Кем определяются правила оборота боевого ручного стрелкового <text:span text:style-name="T3">о</text:span>ружия?<text:bookmark-end text:name="__RefHeading___Toc3790_1411536875"/></text:h>
      <text:p text:style-name="P2">1. Правительством Российской Федерации.</text:p>
      <text:p text:style-name="Standard">2. Федеральной службой войск национальной гвардии Российской Федерации.</text:p>
      <text:p text:style-name="Standard">3. Президентом Российской Федерации.</text:p>
      <text:p text:style-name="P3">1</text:p>
      <text:h text:style-name="Heading_20_3" text:outline-level="3"><text:bookmark-start text:name="__RefHeading___Toc3792_1411536875"/>Кем определяются правила оборота патронов к боевому ручному стрелковому оружию?<text:bookmark-end text:name="__RefHeading___Toc3792_1411536875"/></text:h>
      <text:p text:style-name="P2">1. Правительством Российской Федерации.</text:p>
      <text:p text:style-name="Standard">2. Федеральной службой войск национальной гвардии Российской Федерации.</text:p>
      <text:p text:style-name="Standard">3. Президентом Российской Федерации.</text:p>
      <text:p text:style-name="P3"><text:soft-page-break/>1</text:p>
      <text:h text:style-name="Heading_20_3" text:outline-level="3"><text:bookmark-start text:name="__RefHeading___Toc3794_1411536875"/>В какие сроки подлежит регистрации в территориальных органах Росгвардии приобретенное оружие?<text:bookmark-end text:name="__RefHeading___Toc3794_1411536875"/></text:h>
      <text:p text:style-name="Standard">1. В течение 30 дней с момента его приобретения.</text:p>
      <text:p text:style-name="Standard">2. Не более чем 10 дней со дня его приобретения.</text:p>
      <text:p text:style-name="P2">3. В двухнедельный срок со дня его приобретения.</text:p>
      <text:p text:style-name="P3">3</text:p>
      <text:p text:style-name="Standard">соответствующих</text:p>
      <text:h text:style-name="Heading_20_3" text:outline-level="3"><text:bookmark-start text:name="__RefHeading___Toc3796_1411536875"/>Кому не разрешается приобретение и использование охотничьего огнестрельного оружия в качестве служебного?<text:bookmark-end text:name="__RefHeading___Toc3796_1411536875"/></text:h>
      <text:p text:style-name="P2">1. Физкультурно-спортивным организациям и (или) спортивным клубам,</text:p>
      <text:p text:style-name="P2">осуществляющие свою деятельность в соответствующих видах спорта, связанных с</text:p>
      <text:p text:style-name="P2">использованием оружия (спортивные организации).</text:p>
      <text:p text:style-name="Standard">2. Государственным органам и государственным учреждениям, которые в</text:p>
      <text:p text:style-name="Standard">соответствии с Лесным кодексом Российской Федерации осуществляют</text:p>
      <text:p text:style-name="Standard">государственный лесной контроль и надзор.</text:p>
      <text:p text:style-name="Standard">3. Организациям, которые осуществляют функции охраны, контроля и регулирования использования объектов животного мира и среды их обитания.</text:p>
      <text:p text:style-name="P3">1</text:p>
      <text:h text:style-name="Heading_20_3" text:outline-level="3"><text:bookmark-start text:name="__RefHeading___Toc3798_1411536875"/>Закрепление оружия за работниками юридических лиц с особыми уставными задачами осуществляется:<text:bookmark-end text:name="__RefHeading___Toc3798_1411536875"/></text:h>
      <text:p text:style-name="Standard">1. По решению начальника органа внутренних дел, на территории обслуживания</text:p>
      <text:p text:style-name="Standard">которого осуществляет свою деятельность юридическое лицо с особыми уставными</text:p>
      <text:p text:style-name="Standard">задачами.</text:p>
      <text:p text:style-name="P2">2. По решению руководителя юридического лица, после прохождения</text:p>
      <text:p text:style-name="P2">работниками соответствующей подготовки и при отсутствии у них оснований,</text:p>
      <text:p text:style-name="P2">препятствующих получению лицензии на приобретение гражданского оружия.</text:p>
      <text:p text:style-name="Standard">3. По решению комиссии по проведению периодической проверки работников</text:p>
      <text:p text:style-name="Standard">юридических лиц на пригодность к действиям в условиях, связанных с применением</text:p>
      <text:p text:style-name="Standard">огнестрельного оружия и специальных средств.</text:p>
      <text:p text:style-name="P3">2</text:p>
      <text:h text:style-name="P11" text:outline-level="3"><text:bookmark-start text:name="__RefHeading___Toc3800_1411536875"/>В организациях с особыми уставными задачами должности,связанные с учетом, хранением, выдачей или использованием огнестрельного оружия,боеприпасов и патронов к огнестрельному оружию, не могут замещать:<text:bookmark-end text:name="__RefHeading___Toc3800_1411536875"/></text:h>
      <text:p text:style-name="P9">1. Лица, которые по своему состоянию здоровья требуют ежегодной</text:p>
      <text:p text:style-name="Standard">реабилитации в учреждениях санаторно-курортного лечения.</text:p>
      <text:p text:style-name="Standard">2. Лица, уволенные с государственной службы.</text:p>
      <text:p text:style-name="P2">3. Лица, которые имеют неснятую или непогашенную судимость за преступление, <text:span text:style-name="T3">с</text:span>овершенное умышленно.</text:p>
      <text:p text:style-name="P4">3</text:p>
      <text:h text:style-name="Heading_20_3" text:outline-level="3"><text:bookmark-start text:name="__RefHeading___Toc3802_1411536875"/><text:soft-page-break/>Юридические лица с особыми уставными задачами могут продавать находящееся у них на законных основаниях гражданское и служебное оружие и патроны к нему:<text:bookmark-end text:name="__RefHeading___Toc3802_1411536875"/></text:h>
      <text:p text:style-name="Standard">1. Гражданам, имеющим лицензию на приобретение оружия,с предварительным уведомлением об этом органов внутренних дел по месту учета указанного оружия.</text:p>
      <text:p text:style-name="P2">2. Юридическим лицам, имеющим лицензию на торговлю гражданским и</text:p>
      <text:p text:style-name="P2">служебным оружием, с предварительным уведомлением об этом органов внутренних</text:p>
      <text:p text:style-name="P2">дел по месту учета указанного оружия.</text:p>
      <text:p text:style-name="Standard">3. Государственным военизированным организациям.</text:p>
      <text:p text:style-name="P3">2</text:p>
      <text:h text:style-name="Heading_20_3" text:outline-level="3"><text:bookmark-start text:name="__RefHeading___Toc3764_1496109103"/>Требования к условиям хранения различных видов гражданского и служебного оружия и патронов к нему определяются:<text:bookmark-end text:name="__RefHeading___Toc3764_1496109103"/></text:h>
      <text:p text:style-name="Standard">1. Федеральной службой войск национальной гвардии Российской Федерации.</text:p>
      <text:p text:style-name="Standard">2. Президентом Российской Федерации.</text:p>
      <text:p text:style-name="P2">3. Правительством Российской Федерации.</text:p>
      <text:p text:style-name="P3">3</text:p>
      <text:h text:style-name="Heading_20_3" text:outline-level="3"><text:bookmark-start text:name="__RefHeading___Toc3766_1496109103"/>Относится ли ствольная коробка и рамка к основным частям огнестрельного оружия?<text:bookmark-end text:name="__RefHeading___Toc3766_1496109103"/></text:h>
      <text:p text:style-name="Standard">1. Ствольная коробка и рамка к основным частям огнестрельного оружия не</text:p>
      <text:p text:style-name="Standard">относятся.</text:p>
      <text:p text:style-name="P2">2. Ствольная коробка и рамка являются основным частям огнестрельного оружия.</text:p>
      <text:p text:style-name="Standard">3. К основным частям огнестрельного оружия относится только ствольная</text:p>
      <text:p text:style-name="Standard">коробка.</text:p>
      <text:p text:style-name="P3">2</text:p>
      <text:h text:style-name="Heading_20_3" text:outline-level="3"><text:bookmark-start text:name="__RefHeading___Toc3768_1496109103"/>Верно ли, что различие оружия на гражданское, служебное, боевое ручное стрелковое и холодное, осуществляется по целям его использования,параметрам и характеристикам?<text:bookmark-end text:name="__RefHeading___Toc3768_1496109103"/></text:h>
      <text:p text:style-name="Standard">1. Различие оружия на гражданское, служебное, боевое ручное стрелковое и</text:p>
      <text:p text:style-name="Standard">холодное осуществляется по принадлежности его организациям, назначению и</text:p>
      <text:p text:style-name="Standard">способам производства, и техническим характеристикам.</text:p>
      <text:p text:style-name="P2">2. Различие оружия на гражданское, служебное, боевое ручное стрелковое и</text:p>
      <text:p text:style-name="P2">холодное, осуществляется по целям его использования, параметрам и </text:p>
      <text:p text:style-name="P2">характеристикам.</text:p>
      <text:p text:style-name="Standard">3. Оружие по целям его использования, параметрам, короткоствольное и </text:p>
      <text:p text:style-name="Standard">бесствольное.</text:p>
      <text:p text:style-name="P3">2</text:p>
      <text:h text:style-name="Heading_20_3" text:outline-level="3"><text:bookmark-start text:name="__RefHeading___Toc3770_1496109103"/>Какое оружие относится к гражданскому оружию самообороны?<text:bookmark-end text:name="__RefHeading___Toc3770_1496109103"/></text:h>
      <text:p text:style-name="P2">1. Искровые разрядники и электрошоковые устройства отечественного</text:p>
      <text:p text:style-name="P2">производства.</text:p>
      <text:p text:style-name="Standard">2. Искровые разрядники и электрошоковые устройства иностранного</text:p>
      <text:p text:style-name="Standard">производства.</text:p>
      <text:p text:style-name="Standard">3. Искровые разрядники и электрошоковые устройства иностранного</text:p>
      <text:p text:style-name="Standard">производства, имеющие соответствующий сертификат качества.</text:p>
      <text:p text:style-name="P7">1</text:p>
      <text:h text:style-name="Heading_20_3" text:outline-level="3"><text:bookmark-start text:name="__RefHeading___Toc3772_1496109103"/><text:soft-page-break/>Относятся ли аэрозольные устройства и механические распылители,снаряженные слезоточивым веществом, к оружию самообороны?<text:bookmark-end text:name="__RefHeading___Toc3772_1496109103"/></text:h>
      <text:p text:style-name="P2">1. Аэрозольные устройства и механические распылители, снаряженные</text:p>
      <text:p text:style-name="P2">слезоточивым веществом, относятся к оружию самообороны.</text:p>
      <text:p text:style-name="Standard">2. Механические распылители, снаряженные слезоточивым веществом, не</text:p>
      <text:p text:style-name="Standard">относятся к оружию самообороны.</text:p>
      <text:p text:style-name="Standard">3. К оружию самообороны относятся только механические распылители,</text:p>
      <text:p text:style-name="Standard">снаряженные слезоточивым веществом.</text:p>
      <text:p text:style-name="P3">1</text:p>
      <text:h text:style-name="Heading_20_3" text:outline-level="3"><text:bookmark-start text:name="__RefHeading___Toc3774_1496109103"/>Должно ли гражданское огнестрельное оружие соответствовать следующим требованиям - исключать ведение огня очередями и иметь емкость магазина (барабана) не более 10 патронов?<text:bookmark-end text:name="__RefHeading___Toc3774_1496109103"/></text:h>
      <text:p text:style-name="Standard">1. В случае использования гражданского оружия в качестве служебного оружия</text:p>
      <text:p text:style-name="Standard">из него допускается ведение огня очередями.</text:p>
      <text:p text:style-name="Standard">2. Допускается емкость магазина более 10 патронов, если гражданское оружие</text:p>
      <text:p text:style-name="Standard">используется как служебное оружие.</text:p>
      <text:p text:style-name="P2">3. Гражданское оружие должно соответствовать указанным требованиям.</text:p>
      <text:p text:style-name="P3">3</text:p>
      <text:h text:style-name="Heading_20_3" text:outline-level="3"><text:bookmark-start text:name="__RefHeading___Toc3776_1496109103"/>Должно ли служебное оружие отличаться от боевого ручного стрелкового оружия по типам патронов?<text:bookmark-end text:name="__RefHeading___Toc3776_1496109103"/></text:h>
      <text:p text:style-name="Standard">1. Для служебного и боевого ручного стрелкового оружия могут использоваться</text:p>
      <text:p text:style-name="Standard">патроны одного типа.</text:p>
      <text:p text:style-name="P2">2. Нарезное служебное оружие должно иметь отличия от боевого ручного</text:p>
      <text:p text:style-name="P2">стрелкового оружия по типам и размерам патрона.</text:p>
      <text:p text:style-name="Standard">3. При стрельбе из служебного оружия и боевого ручного стрелкового оружия</text:p>
      <text:p text:style-name="Standard">могут использоваться патроны одного типа, но при этом они должны различаться по</text:p>
      <text:p text:style-name="Standard">следообразованию на гильзе.</text:p>
      <text:p text:style-name="P3">2</text:p>
      <text:h text:style-name="Heading_20_3" text:outline-level="3"><text:bookmark-start text:name="__RefHeading___Toc3778_1496109103"/>Возможно ли из служебного оружия, при емкости магазина не более 5 патронов, ведение огня очередями?<text:bookmark-end text:name="__RefHeading___Toc3778_1496109103"/></text:h>
      <text:p text:style-name="P2">1. Служебное оружие должно исключать ведение огня очередями.</text:p>
      <text:p text:style-name="Standard">2. Из служебного оружия, возможно ведение огня очередями только при емкости</text:p>
      <text:p text:style-name="Standard">магазина более 10 патронов.</text:p>
      <text:p text:style-name="Standard">3. Допускается ведение огня очередями только из нарезного служебного оружия.</text:p>
      <text:p text:style-name="P3">1</text:p>
      <text:h text:style-name="Heading_20_3" text:outline-level="3"><text:bookmark-start text:name="__RefHeading___Toc3780_1496109103"/>Может ли служебное оружие, в котором исключена возможность ведения огня очередями, иметь магазин емкостью в 15 патронов?<text:bookmark-end text:name="__RefHeading___Toc3780_1496109103"/></text:h>
      <text:p text:style-name="Standard">1. Емкость магазина служебного оружия более 10 патронов допускается.</text:p>
      <text:p text:style-name="P2">2. Емкость магазина служебного оружия должна быть не более 10 патронов.</text:p>
      <text:p text:style-name="Standard">3. Служебное оружие должно иметь магазин не более 5 патронов.</text:p>
      <text:p text:style-name="P3">2</text:p>
      <text:h text:style-name="Heading_20_3" text:outline-level="3"><text:bookmark-start text:name="__RefHeading___Toc3782_1496109103"/><text:soft-page-break/>Запрещается ли на территории Российской Федерации оборот гражданского огнестрельного оружия, имитирующего другие предметы?<text:bookmark-end text:name="__RefHeading___Toc3782_1496109103"/></text:h>
      <text:p text:style-name="Standard">1. На территории Российской Федерации оборот гражданского оружия, которое</text:p>
      <text:p text:style-name="Standard">имитирует другие предметы не запрещается.</text:p>
      <text:p text:style-name="P2">2. На территории Российской Федерации запрещается оборот в качестве</text:p>
      <text:p text:style-name="P2">гражданского оружия огнестрельного оружия, которое имеет форму, имитирующую</text:p>
      <text:p text:style-name="P2">другие предметы.</text:p>
      <text:p text:style-name="Standard">3. На территории Российской Федерации разрешается оборот гражданского</text:p>
      <text:p text:style-name="Standard">оружия, которое имитирует другие предметы, при условии, что это гражданское</text:p>
      <text:p text:style-name="Standard">оружие состоит на вооружение юридического лица с особыми уставными задачами.</text:p>
      <text:p text:style-name="P3">2</text:p>
      <text:h text:style-name="Heading_20_3" text:outline-level="3"><text:bookmark-start text:name="__RefHeading___Toc3784_1496109103"/>Запрещается ли на территории Российской Федерации оборот газового оружия, снаряженного нервно-паралитическими и отравляющими веществами?<text:bookmark-end text:name="__RefHeading___Toc3784_1496109103"/></text:h>
      <text:p text:style-name="P2">1. На территории Российской Федерации оборот газового оружия, снаряженного</text:p>
      <text:p text:style-name="P2">нервно-паралитическими, отравляющими, а также другими веществами, не</text:p>
      <text:p text:style-name="P2">разрешенными к применению федеральным органом исполнительной власти,</text:p>
      <text:p text:style-name="P2">осуществляющим функции по выработке государственной политики и нормативно-</text:p>
      <text:p text:style-name="P2">правовому регулированию в сфере здравоохранения запрещен.</text:p>
      <text:p text:style-name="Standard">2. На территории Российской Федерации запрещен оборот газового оружия</text:p>
      <text:p text:style-name="Standard">только снаряженного нервно-паралитическими и отравляющими веществами, которые</text:p>
      <text:p text:style-name="Standard">запрещаются к применению федеральным органом исполнительной власти в сфере</text:p>
      <text:p text:style-name="Standard">внутренних дел.</text:p>
      <text:p text:style-name="Standard">3. На территории Российской Федерации оборот газового оружия, снаряженного</text:p>
      <text:p text:style-name="Standard">нервно-паралитическими и другими отравляющими веществами разрешен в том случае,</text:p>
      <text:p text:style-name="Standard">если это оружие состоит на вооружении юридического лица с особыми уставными</text:p>
      <text:p text:style-name="Standard">задачами.</text:p>
      <text:p text:style-name="P3">1</text:p>
      <text:h text:style-name="Heading_20_3" text:outline-level="3"><text:bookmark-start text:name="__RefHeading___Toc3786_1496109103"/>Запрещается ли на территории Российской Федерации установка на гражданском и служебном оружии приспособлений для бесшумной стрельбы?<text:bookmark-end text:name="__RefHeading___Toc3786_1496109103"/></text:h>
      <text:p text:style-name="P2">1. Установка на гражданском и служебном оружии приспособлений для</text:p>
      <text:p text:style-name="P2">бесшумной стрельбы запрещена.</text:p>
      <text:p text:style-name="Standard">2. Установка на гражданском и служебном оружии приспособлений для</text:p>
      <text:p text:style-name="Standard">бесшумной стрельбы допускается при наличии соответствующих разрешений.</text:p>
      <text:p text:style-name="Standard">3. На территории Российской Федерации установка приспособлений для</text:p>
      <text:p text:style-name="Standard">бесшумной стрельбы разрешена только на служебном оружии.</text:p>
      <text:p text:style-name="P3">1</text:p>
      <text:h text:style-name="Heading_20_3" text:outline-level="3"><text:bookmark-start text:name="__RefHeading___Toc3788_1496109103"/>Запрещается ли на территории Российской Федерации использование патронов к служебному оружию с пулями бронебойного, зажигательного,разрывного или трассирующего действия?<text:bookmark-end text:name="__RefHeading___Toc3788_1496109103"/></text:h>
      <text:p text:style-name="Standard">1. На территории Российской Федерации использование патронов к служебному оружию с пулями бронебойного, зажигательного, разрывного или трассирующего действия допускается только в том случае, если эти патроны используются юридическими лицами с особыми уставными задачами при пресечении массовых беспорядков.</text:p>
      <text:p text:style-name="P2"><text:soft-page-break/>2. На территории Российской Федерации использование патронов к служебному оружию с пулями бронебойного, зажигательного, разрывного или трассирующего действия запрещено.</text:p>
      <text:p text:style-name="Standard">3. На территории Российской Федерации использование патронов к служебному оружию с пулями бронебойного, зажигательного, разрывного или трассирующего действия разрешается при пресечении тяжкого преступления.</text:p>
      <text:p text:style-name="P2">2</text:p>
      <text:h text:style-name="Heading_20_3" text:outline-level="3"><text:bookmark-start text:name="__RefHeading___Toc3790_1496109103"/>Запрещается ли на территории Российской Федерации оборот кистеней, кастетов, сурикенов, бумерангов и других специально приспособленных для использования в качестве оружия предметов ударно-дробящего и метательного действия?<text:bookmark-end text:name="__RefHeading___Toc3790_1496109103"/></text:h>
      <text:p text:style-name="P2">1. На территории Российской Федерации оборот кистеней, кастетов, сурикенов,</text:p>
      <text:p text:style-name="P2">бумерангов и других, специально приспособленных для использования в качестве</text:p>
      <text:p text:style-name="Standard"><text:span text:style-name="T4">оружия предметов ударно-дробящегои метательного действия, за исключением спортивных снарядов, запрещен</text:span>.</text:p>
      <text:p text:style-name="Standard">2. На территории Российской Федерации оборот кистеней, кастетов, сурикенов,</text:p>
      <text:p text:style-name="Standard">бумерангов и других, специально приспособленных для использования в качестве</text:p>
      <text:p text:style-name="Standard">оружия предметов ударно-дробящего и метательного действия, допускается, если перечисленные предметы используются в качестве гражданского и служебного оружия.</text:p>
      <text:p text:style-name="Standard">3. На территории Российской Федерации оборот кистеней, кастетов, сурикенов,</text:p>
      <text:p text:style-name="Standard">бумерангов и других, специально приспособленных для использования в качестве</text:p>
      <text:p text:style-name="Standard">оружия предметов ударно-дробящего и метательного действия, допускается только при условии использования перечисленных предметов работниками юридического лица с особыми уставными задачами при исполнении ими служебных обязанностей.</text:p>
      <text:p text:style-name="P3">1</text:p>
      <text:h text:style-name="Heading_20_3" text:outline-level="3"><text:bookmark-start text:name="__RefHeading___Toc3792_1496109103"/>Какое оружие могут иметь при себе граждане Российской Федерации, участвующие в проведении демонстраций или уличных шествий?<text:bookmark-end text:name="__RefHeading___Toc3792_1496109103"/></text:h>
      <text:p text:style-name="Standard">1. При проведении демонстраций или уличных шествий на территории</text:p>
      <text:p text:style-name="Standard">Российской Федерации граждане могут иметь при себе только холодное оружие.</text:p>
      <text:p text:style-name="Standard">2. При проведении демонстраций или уличных шествий на территории</text:p>
      <text:p text:style-name="Standard">Российской Федерации граждане могут иметь при себе гражданское или холодное</text:p>
      <text:p text:style-name="Standard">оружие.</text:p>
      <text:p text:style-name="P2">3. При проведении демонстраций или уличных шествий на территории</text:p>
      <text:p text:style-name="P2">Российской Федерации ношение гражданами оружия запрещено.</text:p>
      <text:p text:style-name="P3">3</text:p>
      <text:h text:style-name="Heading_20_3" text:outline-level="3"><text:bookmark-start text:name="__RefHeading___Toc3794_1496109103"/>Запрещается ли на территории Российской Федерации ношение аэрозольных устройств, снаряженных слезоточивыми веществами при проведении уличных шествий, демонстраций, митингов и других массовых публичных мероприятий?<text:bookmark-end text:name="__RefHeading___Toc3794_1496109103"/></text:h>
      <text:p text:style-name="P2">1. На территории Российской Федерации ношение аэрозольных устройств,</text:p>
      <text:p text:style-name="P2">снаряженных слезоточивыми веществами при проведении уличных шествий,</text:p>
      <text:p text:style-name="P2">демонстраций, митингов и других массовых публичных мероприятий запрещается.</text:p>
      <text:p text:style-name="Standard">2. На территории Российской Федерации ношение аэрозольных устройств,</text:p>
      <text:p text:style-name="Standard">снаряженных слезоточивыми веществами при проведении уличных шествий,</text:p>
      <text:p text:style-name="Standard">демонстраций, митингов и других массовых публичных мероприятий разрешается при</text:p>
      <text:p text:style-name="Standard">условии возможных массовых беспорядков.</text:p>
      <text:p text:style-name="Standard">3. На территории Российской Федерации ношение аэрозольных устройств,</text:p>
      <text:p text:style-name="Standard">снаряженных слезоточивыми веществами при проведении уличных шествий,</text:p>
      <text:p text:style-name="Standard"><text:soft-page-break/>демонстраций, митингов и других массовых публичных мероприятий разрешается</text:p>
      <text:p text:style-name="Standard">работникам юридического лица с особыми уставными задачами, если они</text:p>
      <text:p text:style-name="Standard">привлекаются органами внутренних дел к охране общественного порядка при</text:p>
      <text:p text:style-name="Standard">проведении указанных мероприятий.</text:p>
      <text:p text:style-name="P3">1</text:p>
      <text:h text:style-name="Heading_20_3" text:outline-level="3"><text:bookmark-start text:name="__RefHeading___Toc3796_1496109103"/>Разрешается ли на территории Российской Федерации ношение электрошоковых устройств отечественного производства при проведении демонстраций, пикетирования, уличных шествий или иных массовых публичных мероприятий?<text:bookmark-end text:name="__RefHeading___Toc3796_1496109103"/></text:h>
      <text:p text:style-name="P2">1. На территории Российской Федерации ношение электрошоковых устройств</text:p>
      <text:p text:style-name="P2">отечественного производства при проведении уличных шествий, демонстраций,</text:p>
      <text:p text:style-name="P2">митингов и других массовых публичных мероприятий запрещается.</text:p>
      <text:p text:style-name="Standard">2. На территории Российской Федерации ношение электрошоковых устройств</text:p>
      <text:p text:style-name="Standard">отечественного производства при проведении уличных шествий, демонстраций,</text:p>
      <text:p text:style-name="Standard">митингов и других массовых публичных мероприятий разрешается при условии</text:p>
      <text:p text:style-name="Standard">возможного возникновения массовых беспорядков.</text:p>
      <text:p text:style-name="Standard">3. На территории Российской Федерации при проведении уличных шествий,</text:p>
      <text:p text:style-name="Standard">демонстраций, митингов и других массовых публичных мероприятий разрешается</text:p>
      <text:p text:style-name="Standard">ношение электрошоковых устройств импортного производства только при условии</text:p>
      <text:p text:style-name="Standard">возможного возникновения массовых беспорядков и предварительного согласования с</text:p>
      <text:p text:style-name="Standard">органами внутренних дел.</text:p>
      <text:p text:style-name="P3">1</text:p>
      <text:h text:style-name="Heading_20_3" text:outline-level="3"><text:bookmark-start text:name="__RefHeading___Toc3798_1496109103"/>Запрещается ли работнику юридического лица с особыми уставными задачами приобретение огнестрельного оружия на основании разрешения на хранение и ношение служебного оружия?<text:bookmark-end text:name="__RefHeading___Toc3798_1496109103"/></text:h>
      <text:p text:style-name="Standard">1. Работник юридического лица с особыми уставными задачами на основании</text:p>
      <text:p text:style-name="Standard">разрешения на хранение и ношение служебного оружия может приобрести</text:p>
      <text:p text:style-name="Standard">гладкоствольного охотничьего и газовое оружие.</text:p>
      <text:p text:style-name="P2">2. Работнику юридического лица с особыми уставными задачами приобретение</text:p>
      <text:p text:style-name="P2">служебного оружия на основании разрешения на хранение и ношение служебного</text:p>
      <text:p text:style-name="P2">оружия запрещено.</text:p>
      <text:p text:style-name="Standard">3. Работнику юридического лица с особыми уставными задачами на основании</text:p>
      <text:p text:style-name="Standard">разрешения на хранение и ношение служебного оружия разрешается приобретать</text:p>
      <text:p text:style-name="Standard">служебное оружие.</text:p>
      <text:p text:style-name="P3">2</text:p>
      <text:h text:style-name="Heading_20_3" text:outline-level="3"><text:bookmark-start text:name="__RefHeading___Toc3800_1496109103"/>В соответствии с Федеральным законом «Об оружии» лицензии на приобретение, а также разрешения на хранение или хранение и ношение оружия аннулируются органами, выдавшими эти лицензии или разрешения, в случаях:<text:bookmark-end text:name="__RefHeading___Toc3800_1496109103"/></text:h>
      <text:p text:style-name="P2">1. В случае добровольного отказа от лицензии и (или) разрешения, либо</text:p>
      <text:p text:style-name="P2">ликвидации юридического лица.</text:p>
      <text:p text:style-name="Standard">2. В случаях если органы, имеющие право на выдачу лицензий</text:p>
      <text:p text:style-name="Standard">на приобретение или разрешений на хранение или хранение и ношение оружия,</text:p>
      <text:p text:style-name="Standard">приняли решение об их аннулировании.</text:p>
      <text:p text:style-name="Standard">3. В случае если имеется представление прокуратуры Российской Федерации о</text:p>
      <text:p text:style-name="Standard">необходимости принятия дополнительных мер по повышению технической</text:p>
      <text:p text:style-name="Standard"><text:soft-page-break/>укрепленности мест хранения оружия и патронов к нему.</text:p>
      <text:p text:style-name="P3">1</text:p>
      <text:h text:style-name="Heading_20_3" text:outline-level="3"><text:bookmark-start text:name="__RefHeading___Toc3802_1496109103"/>По истечении скольких лет после аннулирования разрешения на хранение и ношение оружия возможно повторное обращение за его получением для должностных лиц?<text:bookmark-end text:name="__RefHeading___Toc3802_1496109103"/></text:h>
      <text:p text:style-name="P2">1. Трех лет со дня их аннулирования.</text:p>
      <text:p text:style-name="Standard">2. Пяти лет со дня их аннулирования.</text:p>
      <text:p text:style-name="Standard">3. Одного года со дня их аннулирования.</text:p>
      <text:p text:style-name="P3">1</text:p>
      <text:h text:style-name="Heading_20_3" text:outline-level="3"><text:bookmark-start text:name="__RefHeading___Toc3804_1496109103"/>В соответствии с действующим законодательством при необходимой обороне допускается причинение вреда:<text:bookmark-end text:name="__RefHeading___Toc3804_1496109103"/></text:h>
      <text:p text:style-name="P2">1. Посягающему лицу.</text:p>
      <text:p text:style-name="Standard">2. Третьим лицам.</text:p>
      <text:p text:style-name="Standard">3. Как посягающему лицу, так и третьим лицам.</text:p>
      <text:p text:style-name="P3">1</text:p>
      <text:h text:style-name="Heading_20_3" text:outline-level="3"><text:bookmark-start text:name="__RefHeading___Toc3806_1496109103"/>При необходимой обороне субъектом посягательства, отражаемого обороняющимся, является:<text:bookmark-end text:name="__RefHeading___Toc3806_1496109103"/></text:h>
      <text:p text:style-name="P2">1. Человек (физическое лицо).</text:p>
      <text:p text:style-name="Standard">2. Стихия (силы природы).</text:p>
      <text:p text:style-name="Standard">3. Источник повышенной опасности (оружие, автомобиль и пр.).</text:p>
      <text:p text:style-name="P3">1</text:p>
      <text:h text:style-name="Heading_20_3" text:outline-level="3"><text:bookmark-start text:name="__RefHeading___Toc3808_1496109103"/>Могут ли действия работника юридического лица с особыми уставными задачами по защите жизни и здоровья другого лица расцениваться как действия в состоянии необходимой обороны:<text:bookmark-end text:name="__RefHeading___Toc3808_1496109103"/></text:h>
      <text:p text:style-name="Standard">1. Не могут ни при каких условиях.</text:p>
      <text:p text:style-name="P2">2. Могут, если соблюдены условия необходимой обороны, предусмотренные</text:p>
      <text:p text:style-name="P2">законом.</text:p>
      <text:p text:style-name="Standard">3. Могут, только если при указанном лице находилось охраняемое имущество.</text:p>
      <text:p text:style-name="P3">2</text:p>
      <text:h text:style-name="Heading_20_3" text:outline-level="3"><text:bookmark-start text:name="__RefHeading___Toc3810_1496109103"/>Допускается ли причинение вреда третьим лицам в состоянии необходимой обороны?<text:bookmark-end text:name="__RefHeading___Toc3810_1496109103"/></text:h>
      <text:p text:style-name="Standard">1. Допускается при групповом нападении.</text:p>
      <text:p text:style-name="Standard">2. Допускается при вооруженном нападении.</text:p>
      <text:p text:style-name="P2">3. Причинение вреда третьим лицам в состоянии необходимой обороны</text:p>
      <text:p text:style-name="P2">не допускается.</text:p>
      <text:p text:style-name="P3">3</text:p>
      <text:h text:style-name="Heading_20_3" text:outline-level="3"><text:bookmark-start text:name="__RefHeading___Toc3812_1496109103"/>Защита от посягательства, не сопряженного с насилием, опасным для жизни обороняющегося или другого лица, либо с непосредственной угрозой применения такого насилия:<text:bookmark-end text:name="__RefHeading___Toc3812_1496109103"/></text:h>
      <text:p text:style-name="Standard">1. Считается неправомерной и расценивается как превышение пределов</text:p>
      <text:p text:style-name="Standard">необходимой обороны.</text:p>
      <text:p text:style-name="P2">2. Считается правомерной, если при этом не было допущено превышения</text:p>
      <text:p text:style-name="P2">пределов необходимой обороны, то есть умышленных действий, явно</text:p>
      <text:p text:style-name="P2">несоответствующих характеру и опасности посягательства.</text:p>
      <text:p text:style-name="Standard"><text:soft-page-break/>3. Квалифицируется как умышленное преступление.</text:p>
      <text:p text:style-name="P3">2</text:p>
      <text:h text:style-name="Heading_20_3" text:outline-level="3"><text:bookmark-start text:name="__RefHeading___Toc3814_1496109103"/>Действия обороняющегося лица, если это лицо вследствие неожиданности посягательства не могло объективно оценить степень и характер опасности нападения:<text:bookmark-end text:name="__RefHeading___Toc3814_1496109103"/></text:h>
      <text:p text:style-name="P2">1. Не являются превышением пределов необходимой обороны.</text:p>
      <text:p text:style-name="Standard">2. Считаются превышением пределов необходимой обороны.</text:p>
      <text:p text:style-name="Standard">3. Квалифицируются как преступление, совершенное по неосторожности.</text:p>
      <text:p text:style-name="P3">1</text:p>
      <text:h text:style-name="Heading_20_3" text:outline-level="3"><text:bookmark-start text:name="__RefHeading___Toc3816_1496109103"/>К уголовно наказуемым деяниям при превышении пределов необходимой обороны относится:<text:bookmark-end text:name="__RefHeading___Toc3816_1496109103"/></text:h>
      <text:p text:style-name="Standard">1. Причинение тяжкого вреда здоровью по неосторожности, совершенное при</text:p>
      <text:p text:style-name="Standard">превышении пределов необходимой обороны.</text:p>
      <text:p text:style-name="P2">2. Умышленное причинение тяжкого вреда здоровью, совершенное при</text:p>
      <text:p text:style-name="P2">превышении пределов необходимой обороны.</text:p>
      <text:p text:style-name="Standard">3. Умышленное причинение средней тяжести вреда здоровью, совершенное при</text:p>
      <text:p text:style-name="Standard">превышении пределов необходимой обороны.</text:p>
      <text:p text:style-name="P3">2</text:p>
      <text:h text:style-name="Heading_20_3" text:outline-level="3"><text:bookmark-start text:name="__RefHeading___Toc3818_1496109103"/>Вред, причиненный в состоянии крайней необходимости:<text:bookmark-end text:name="__RefHeading___Toc3818_1496109103"/></text:h>
      <text:p text:style-name="Standard">1. Не подлежит возмещению.</text:p>
      <text:p text:style-name="Standard">2. Во всех случаях подлежит возмещению в полном объеме лицом, причинившим</text:p>
      <text:p text:style-name="Standard">вред.</text:p>
      <text:p text:style-name="P7">3. Подлежит возмещению по решению суда.</text:p>
      <text:p text:style-name="P3">3</text:p>
      <text:h text:style-name="Heading_20_3" text:outline-level="3"><text:bookmark-start text:name="__RefHeading___Toc3820_1496109103"/>Причинение вреда, менее значительного, чем предотвращенный вред, является обязательным условием правомерности действий:<text:bookmark-end text:name="__RefHeading___Toc3820_1496109103"/></text:h>
      <text:p text:style-name="Standard">1. В состоянии необходимой обороны.</text:p>
      <text:p text:style-name="P2">2. В состоянии крайней необходимости.</text:p>
      <text:p text:style-name="Standard">3. Как в состоянии необходимой обороны, так и в состоянии крайней</text:p>
      <text:p text:style-name="Standard">необходимости.</text:p>
      <text:p text:style-name="P3">2</text:p>
      <text:h text:style-name="Heading_20_3" text:outline-level="3"><text:bookmark-start text:name="__RefHeading___Toc3822_1496109103"/>Не является преступлением причинение вреда посягающему лицу в состоянии необходимой обороны:<text:bookmark-end text:name="__RefHeading___Toc3822_1496109103"/></text:h>
      <text:p text:style-name="Standard">1. В случае группового посягательства.</text:p>
      <text:p text:style-name="P2">2. Если это посягательство было сопряжено с насилием, опасным для жизни</text:p>
      <text:p text:style-name="P2">обороняющегося или другого лица, либо с непосредственной угрозой применения</text:p>
      <text:p text:style-name="P2">такого насилия.</text:p>
      <text:p text:style-name="Standard">3. Если посягательство сопряжено с насилием, опасным для здоровья</text:p>
      <text:p text:style-name="Standard">обороняющегося.</text:p>
      <text:p text:style-name="P3">2</text:p>
      <text:h text:style-name="Heading_20_3" text:outline-level="3"><text:bookmark-start text:name="__RefHeading___Toc3824_1496109103"/>Имеют ли право на необходимую оборону лица, имеющие возможность избежать общественно опасного посягательства или обратиться за помощью к другим лицам или органам власти?<text:bookmark-end text:name="__RefHeading___Toc3824_1496109103"/></text:h>
      <text:p text:style-name="P8">1. Да, имеют.</text:p>
      <text:p text:style-name="P1"><text:soft-page-break/>2. Нет, не имеют.</text:p>
      <text:p text:style-name="P1">3. Имеют, если посягательство сопряжено с насилием, опасным для жизни</text:p>
      <text:p text:style-name="P1">обороняющегося.</text:p>
      <text:p text:style-name="P5">1</text:p>
      <text:h text:style-name="Heading_20_3" text:outline-level="3"><text:bookmark-start text:name="__RefHeading___Toc3826_1496109103"/>Подлежит ли возмещению вред, причиненный посягающему лицу в состоянии необходимой обороны, если при этом не было допущено превышения пределов необходимой обороны?<text:bookmark-end text:name="__RefHeading___Toc3826_1496109103"/></text:h>
      <text:p text:style-name="P1">1. Да, подлежит.</text:p>
      <text:p text:style-name="P1">2. Подлежит частично на основании судебного решения.</text:p>
      <text:p text:style-name="P8">3. Не подлежит.</text:p>
      <text:p text:style-name="P5">3</text:p>
      <text:h text:style-name="Heading_20_3" text:outline-level="3"><text:bookmark-start text:name="__RefHeading___Toc3828_1496109103"/>Причинение вреда при задержании лица, совершившего преступление, допускается в случаях:<text:bookmark-end text:name="__RefHeading___Toc3828_1496109103"/></text:h>
      <text:p text:style-name="P1">1. Если лицо застигнуто на месте совершения преступления.</text:p>
      <text:p text:style-name="P1">2. Если лицо застигнуто на месте совершения преступления и пытается скрыться.</text:p>
      <text:p text:style-name="P8">3. При задержании лица для его доставления органам власти и пресечения возможности совершения им новых преступлений, если иными средствами задержать такое лицо не <text:s/>представлялось возможным,и при этом не было допущено превышения необходимых для этого мер.</text:p>
      <text:p text:style-name="P5">3</text:p>
      <text:h text:style-name="Heading_20_3" text:outline-level="3"><text:bookmark-start text:name="__RefHeading___Toc3830_1496109103"/>Превышением мер, необходимых для задержания лица, совершившего преступление, признается:<text:bookmark-end text:name="__RefHeading___Toc3830_1496109103"/></text:h>
      <text:p text:style-name="P1">1. Причинение вреда здоровью при задержании лица, совершившего</text:p>
      <text:p text:style-name="P1">преступление.</text:p>
      <text:p text:style-name="P8">2. Явное несоответствие характеру и степени общественной опасности</text:p>
      <text:p text:style-name="P1"><text:span text:style-name="T4">совершенного задер</text:span>живаемым лицом преступления и обстоятельствам задержания,</text:p>
      <text:p text:style-name="P1">когда лицу без необходимости причиняется явно чрезмерный, не вызываемый</text:p>
      <text:p text:style-name="P1">обстановкой вред.</text:p>
      <text:p text:style-name="P1">3. Причинение смерти по неосторожности при задержании лица, совершившего</text:p>
      <text:p text:style-name="P1">преступление.</text:p>
      <text:p text:style-name="P5">2</text:p>
      <text:h text:style-name="Heading_20_3" text:outline-level="3"><text:bookmark-start text:name="__RefHeading___Toc3832_1496109103"/>За ненадлежащее исполнение своих обязанностей лицо, которому была поручена охрана огнестрельного оружия, боеприпасов, взрывчатых веществ или взрывных устройств если это повлекло их хищение или уничтожение, либо наступление иных тяжких последствий, привлекается:<text:bookmark-end text:name="__RefHeading___Toc3832_1496109103"/></text:h>
      <text:p text:style-name="P1">1. К дисциплинарной ответственности.</text:p>
      <text:p text:style-name="P1">2. К административной ответственности.</text:p>
      <text:p text:style-name="P8">3. К уголовной ответственности.</text:p>
      <text:p text:style-name="P5">3</text:p>
      <text:h text:style-name="Heading_20_3" text:outline-level="3"><text:bookmark-start text:name="__RefHeading___Toc3834_1496109103"/>Нарушение работниками юридических лиц с особыми уставными задачами правил ношения оружия и патронов к нему влечет:<text:bookmark-end text:name="__RefHeading___Toc3834_1496109103"/></text:h>
      <text:p text:style-name="P1">1. Уголовную ответственность.</text:p>
      <text:p text:style-name="P8">2. Административную ответственность.</text:p>
      <text:p text:style-name="P1">3. Уголовную и административную ответственность.</text:p>
      <text:p text:style-name="P5"><text:soft-page-break/>2</text:p>
      <text:h text:style-name="Heading_20_3" text:outline-level="3"><text:bookmark-start text:name="__RefHeading___Toc3836_1496109103"/>Неповиновение законному распоряжению или требованию должностного лица органа, осуществляющего государственный надзор (контроль) влечет:<text:bookmark-end text:name="__RefHeading___Toc3836_1496109103"/></text:h>
      <text:p text:style-name="P1">1. Уголовную ответственность.</text:p>
      <text:p text:style-name="P8">2. Административную ответственность.</text:p>
      <text:p text:style-name="P1">3. Наказание за данное деяние законом не предусмотрено.</text:p>
      <text:p text:style-name="P5">2</text:p>
      <text:h text:style-name="Heading_20_3" text:outline-level="3"><text:bookmark-start text:name="__RefHeading___Toc3838_1496109103"/>Нарушение правил производства, продажи, хранения или учета оружия и патронов к нему - влечет наложение административного штрафа:<text:bookmark-end text:name="__RefHeading___Toc3838_1496109103"/></text:h>
      <text:p text:style-name="P1">1. На любого работника организации, допустившего правонарушение.</text:p>
      <text:p text:style-name="P1">2. К ответственности привлекаются только должностные лица.</text:p>
      <text:p text:style-name="P8">3. Административному взысканию подвергается должностное или юридическое</text:p>
      <text:p text:style-name="P8">лицо.</text:p>
      <text:p text:style-name="P5">3</text:p>
      <text:h text:style-name="Heading_20_3" text:outline-level="3"><text:bookmark-start text:name="__RefHeading___Toc3840_1496109103"/>Какое оружие разрешается использовать работнику юридического лица с особыми уставными задачами?<text:bookmark-end text:name="__RefHeading___Toc3840_1496109103"/></text:h>
      <text:p text:style-name="P1">1. Боевое оружие, не зарегистрированное в территориальных органах</text:p>
      <text:p text:style-name="P1">Федеральной службы войск национальной гвардии Российской Федерации.</text:p>
      <text:p text:style-name="P1">2. Огнестрельное оружие, величина дульной энергии которого не превышает 3,5</text:p>
      <text:p text:style-name="P1">Дж.</text:p>
      <text:p text:style-name="P8">3. Закрепленное за ним боевое оружие при наличии соответствующего</text:p>
      <text:p text:style-name="P8">разрешения на хранение и ношение данного оружия.</text:p>
      <text:p text:style-name="P5">3</text:p>
      <text:h text:style-name="Heading_20_3" text:outline-level="3"><text:bookmark-start text:name="__RefHeading___Toc3842_1496109103"/>Сохраняет ли право на получение оружия работник юридического лица с особыми уставными задачами, не прошедший периодическую проверку на пригодность к действиям в условиях, связанных с применением огнестрельного оружия?<text:bookmark-end text:name="__RefHeading___Toc3842_1496109103"/></text:h>
      <text:p text:style-name="P8">1. Не сохраняет.</text:p>
      <text:p text:style-name="P1">2. Сохраняет.</text:p>
      <text:p text:style-name="P1">3. Сохраняет, на основании приказа руководителя учреждения.</text:p>
      <text:p text:style-name="P1">1сным для жизни</text:p>
      <text:p text:style-name="Standard">обороняющегося.</text:p>
      <text:p text:style-name="P3">1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2T11:13:46.456132764</meta:creation-date>
    <dc:date>2021-05-07T07:02:36.491440787</dc:date>
    <meta:editing-duration>PT6H25M40S</meta:editing-duration>
    <meta:editing-cycles>23</meta:editing-cycles>
    <meta:generator>LibreOffice/7.0.1.2$Linux_X86_64 LibreOffice_project/00$Build-2</meta:generator>
    <meta:document-statistic meta:table-count="0" meta:image-count="0" meta:object-count="0" meta:page-count="20" meta:paragraph-count="699" meta:word-count="5667" meta:character-count="45260" meta:non-whitespace-character-count="40279"/>
  </office:meta>
</office:document-meta>
</file>